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2.932cm" style:rel-column-width="10922*"/>
    </style:style>
    <style:style style:name="Tabela1.F" style:family="table-column">
      <style:table-column-properties style:column-width="2.932cm" style:rel-column-width="1092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a7da" officeooo:paragraph-rsid="0001a7da"/>
    </style:style>
    <style:style style:name="P2" style:family="paragraph" style:parent-style-name="Standard">
      <style:text-properties officeooo:rsid="0001a7da" officeooo:paragraph-rsid="00022233"/>
    </style:style>
    <style:style style:name="P3" style:family="paragraph" style:parent-style-name="Standard">
      <style:text-properties officeooo:rsid="0001a7da" officeooo:paragraph-rsid="00065f23"/>
    </style:style>
    <style:style style:name="P4" style:family="paragraph" style:parent-style-name="Standard">
      <style:text-properties officeooo:rsid="0001a7da" officeooo:paragraph-rsid="0006c97f"/>
    </style:style>
    <style:style style:name="P5" style:family="paragraph" style:parent-style-name="Standard">
      <style:text-properties officeooo:paragraph-rsid="0001a7da"/>
    </style:style>
    <style:style style:name="P6" style:family="paragraph" style:parent-style-name="Standard">
      <style:text-properties officeooo:rsid="0006c97f" officeooo:paragraph-rsid="0006c97f"/>
    </style:style>
    <style:style style:name="P7" style:family="paragraph" style:parent-style-name="Standard">
      <style:text-properties officeooo:rsid="0007023e" officeooo:paragraph-rsid="0007023e"/>
    </style:style>
    <style:style style:name="P8" style:family="paragraph" style:parent-style-name="Standard">
      <style:text-properties style:font-name="Nimbus Roman No9 L" officeooo:rsid="0001a7da" officeooo:paragraph-rsid="0001a7da"/>
    </style:style>
    <style:style style:name="P9" style:family="paragraph" style:parent-style-name="Standard">
      <style:text-properties style:font-name="Nimbus Roman No9 L1" officeooo:rsid="0001a7da" officeooo:paragraph-rsid="0001a7da"/>
    </style:style>
    <style:style style:name="P10" style:family="paragraph" style:parent-style-name="Standard">
      <style:text-properties style:font-name="Nimbus Roman No9 L1" officeooo:rsid="0001a7da" officeooo:paragraph-rsid="00022233"/>
    </style:style>
    <style:style style:name="P11" style:family="paragraph" style:parent-style-name="Standard">
      <style:text-properties style:font-name="Nimbus Roman No9 L1" officeooo:rsid="00022233" officeooo:paragraph-rsid="00022233"/>
    </style:style>
    <style:style style:name="P12" style:family="paragraph" style:parent-style-name="Standard">
      <style:text-properties style:font-name="Nimbus Roman No9 L1" officeooo:rsid="00022233" officeooo:paragraph-rsid="00041004"/>
    </style:style>
    <style:style style:name="P13" style:family="paragraph" style:parent-style-name="Standard">
      <style:text-properties style:font-name="Nimbus Roman No9 L1" officeooo:rsid="00041004" officeooo:paragraph-rsid="00022233"/>
    </style:style>
    <style:style style:name="P14" style:family="paragraph" style:parent-style-name="Standard">
      <style:text-properties style:text-position="0% 100%" style:font-name="Nimbus Roman No9 L1" officeooo:rsid="00041004" officeooo:paragraph-rsid="00041004"/>
    </style:style>
    <style:style style:name="P15" style:family="paragraph" style:parent-style-name="Standard">
      <style:text-properties style:text-position="0% 100%" style:font-name="Nimbus Roman No9 L1" officeooo:rsid="00041004" officeooo:paragraph-rsid="00065f23"/>
    </style:style>
    <style:style style:name="P16" style:family="paragraph" style:parent-style-name="Standard">
      <style:text-properties style:text-position="0% 100%" style:font-name="Nimbus Roman No9 L1" officeooo:rsid="0006c97f" officeooo:paragraph-rsid="0006c97f"/>
    </style:style>
    <style:style style:name="P17" style:family="paragraph" style:parent-style-name="Standard">
      <style:text-properties style:text-position="0% 100%" style:font-name="Nimbus Roman No9 L1" officeooo:rsid="0007023e" officeooo:paragraph-rsid="0007023e"/>
    </style:style>
    <style:style style:name="P18" style:family="paragraph" style:parent-style-name="Standard">
      <style:text-properties officeooo:rsid="000865de" officeooo:paragraph-rsid="000865de"/>
    </style:style>
    <style:style style:name="P19" style:family="paragraph" style:parent-style-name="Standard">
      <style:text-properties officeooo:rsid="000b8546" officeooo:paragraph-rsid="000bf2df"/>
    </style:style>
    <style:style style:name="P20" style:family="paragraph" style:parent-style-name="Standard">
      <style:text-properties officeooo:rsid="000e92a3" officeooo:paragraph-rsid="000e92a3"/>
    </style:style>
    <style:style style:name="P21" style:family="paragraph" style:parent-style-name="Standard">
      <style:text-properties officeooo:rsid="0010e8be" officeooo:paragraph-rsid="0010e8be"/>
    </style:style>
    <style:style style:name="P22" style:family="paragraph" style:parent-style-name="Standard">
      <style:text-properties officeooo:rsid="0014ce30" officeooo:paragraph-rsid="0014ce30"/>
    </style:style>
    <style:style style:name="P23" style:family="paragraph" style:parent-style-name="Table_20_Contents">
      <style:text-properties officeooo:rsid="00022233" officeooo:paragraph-rsid="00022233"/>
    </style:style>
    <style:style style:name="P24" style:family="paragraph" style:parent-style-name="Standard">
      <style:paragraph-properties fo:break-before="page"/>
      <style:text-properties officeooo:rsid="0001a7da" officeooo:paragraph-rsid="0001a7da"/>
    </style:style>
    <style:style style:name="P25" style:family="paragraph" style:parent-style-name="Standard">
      <style:paragraph-properties fo:break-before="page"/>
      <style:text-properties officeooo:rsid="000865de" officeooo:paragraph-rsid="000865de"/>
    </style:style>
    <style:style style:name="P26" style:family="paragraph" style:parent-style-name="Standard">
      <style:text-properties style:text-position="0% 100%" style:font-name="Nimbus Roman No9 L1" officeooo:rsid="0007023e" officeooo:paragraph-rsid="0007023e"/>
    </style:style>
    <style:style style:name="P27" style:family="paragraph" style:parent-style-name="Standard">
      <style:text-properties style:text-position="0% 100%" style:font-name="Nimbus Roman No9 L1" officeooo:rsid="0009cca4" officeooo:paragraph-rsid="0009cca4"/>
    </style:style>
    <style:style style:name="P28" style:family="paragraph" style:parent-style-name="Standard">
      <style:text-properties style:text-position="0% 100%" style:font-name="Nimbus Roman No9 L1" officeooo:rsid="000b8546" officeooo:paragraph-rsid="000b8546"/>
    </style:style>
    <style:style style:name="P29" style:family="paragraph" style:parent-style-name="Standard">
      <style:text-properties style:text-position="0% 100%" style:font-name="Nimbus Roman No9 L1" officeooo:rsid="000bf2df" officeooo:paragraph-rsid="000bf2df"/>
    </style:style>
    <style:style style:name="P30" style:family="paragraph" style:parent-style-name="Standard">
      <style:text-properties style:text-position="0% 100%" style:font-name="Nimbus Roman No9 L1" officeooo:rsid="000dc98d" officeooo:paragraph-rsid="000dc98d"/>
    </style:style>
    <style:style style:name="P31" style:family="paragraph" style:parent-style-name="Standard">
      <style:text-properties style:text-position="0% 100%" style:font-name="Nimbus Roman No9 L1" officeooo:rsid="000f0a75" officeooo:paragraph-rsid="000f0a75"/>
    </style:style>
    <style:style style:name="P32" style:family="paragraph" style:parent-style-name="Standard">
      <style:text-properties style:text-position="0% 100%" style:font-name="Nimbus Roman No9 L1" officeooo:rsid="0010e8be" officeooo:paragraph-rsid="0010e8be"/>
    </style:style>
    <style:style style:name="P33" style:family="paragraph" style:parent-style-name="Standard">
      <style:text-properties style:text-position="0% 100%" style:font-name="Nimbus Roman No9 L1" officeooo:rsid="00122a69" officeooo:paragraph-rsid="00122a69"/>
    </style:style>
    <style:style style:name="P34" style:family="paragraph" style:parent-style-name="Standard">
      <style:text-properties style:text-position="0% 100%" style:font-name="Nimbus Roman No9 L1" officeooo:rsid="00134e42" officeooo:paragraph-rsid="00134e42"/>
    </style:style>
    <style:style style:name="P35" style:family="paragraph" style:parent-style-name="Standard">
      <style:text-properties style:text-position="0% 100%" style:font-name="Nimbus Roman No9 L1" officeooo:rsid="00134e42" officeooo:paragraph-rsid="0014ce30"/>
    </style:style>
    <style:style style:name="P36" style:family="paragraph" style:parent-style-name="Standard">
      <style:text-properties style:text-position="0% 100%" style:font-name="Nimbus Roman No9 L1" officeooo:rsid="0014ce30" officeooo:paragraph-rsid="0014ce30"/>
    </style:style>
    <style:style style:name="P37" style:family="paragraph" style:parent-style-name="Standard">
      <style:text-properties style:text-position="0% 100%" style:font-name="Nimbus Roman No9 L1" officeooo:rsid="001570aa" officeooo:paragraph-rsid="001570aa"/>
    </style:style>
    <style:style style:name="P38" style:family="paragraph" style:parent-style-name="Standard">
      <style:text-properties style:text-position="0% 100%" style:font-name="Nimbus Roman No9 L1" officeooo:rsid="001570aa" officeooo:paragraph-rsid="00134e42"/>
    </style:style>
    <style:style style:name="P39" style:family="paragraph" style:parent-style-name="Standard">
      <style:text-properties style:text-position="0% 100%" style:font-name="Nimbus Roman No9 L1" officeooo:rsid="00172a55" officeooo:paragraph-rsid="00172a55"/>
    </style:style>
    <style:style style:name="P40" style:family="paragraph" style:parent-style-name="Standard">
      <style:text-properties style:text-position="0% 100%" style:font-name="Nimbus Roman No9 L1" officeooo:rsid="0018d861" officeooo:paragraph-rsid="0018d861"/>
    </style:style>
    <style:style style:name="P41" style:family="paragraph" style:parent-style-name="Standard">
      <style:text-properties style:text-position="0% 100%" style:font-name="Nimbus Roman No9 L1" officeooo:rsid="001a8aa7" officeooo:paragraph-rsid="001a8aa7"/>
    </style:style>
    <style:style style:name="P42" style:family="paragraph" style:parent-style-name="Standard">
      <style:text-properties style:text-position="0% 100%" style:font-name="Nimbus Roman No9 L1" officeooo:rsid="001a8aa7" officeooo:paragraph-rsid="001cf497"/>
    </style:style>
    <style:style style:name="P43" style:family="paragraph" style:parent-style-name="Standard">
      <style:text-properties style:text-position="0% 100%" style:font-name="Nimbus Roman No9 L1" fo:font-weight="bold" officeooo:rsid="001570aa" officeooo:paragraph-rsid="001570aa" style:font-weight-asian="bold" style:font-weight-complex="bold"/>
    </style:style>
    <style:style style:name="P44" style:family="paragraph" style:parent-style-name="Standard">
      <style:text-properties style:text-position="0% 100%" style:font-name="Nimbus Roman No9 L1" fo:font-weight="bold" officeooo:rsid="001a8aa7" officeooo:paragraph-rsid="001cf497" style:font-weight-asian="bold" style:font-weight-complex="bold"/>
    </style:style>
    <style:style style:name="P45" style:family="paragraph" style:parent-style-name="Standard">
      <style:text-properties style:text-position="0% 100%" style:font-name="Nimbus Roman No9 L1" fo:font-weight="bold" officeooo:rsid="0009cca4" officeooo:paragraph-rsid="0009cca4" style:font-weight-asian="bold" style:font-weight-complex="bold"/>
    </style:style>
    <style:style style:name="P46" style:family="paragraph" style:parent-style-name="Standard">
      <style:text-properties style:text-position="0% 100%" style:font-name="Nimbus Roman No9 L1" fo:font-weight="bold" officeooo:rsid="0028d0b9" officeooo:paragraph-rsid="0028d0b9" style:font-weight-asian="bold" style:font-weight-complex="bold"/>
    </style:style>
    <style:style style:name="P47" style:family="paragraph" style:parent-style-name="Standard">
      <style:text-properties style:text-position="0% 100%" style:font-name="Nimbus Roman No9 L1" fo:font-weight="bold" officeooo:rsid="002d0932" officeooo:paragraph-rsid="002d0932" style:font-weight-asian="bold" style:font-weight-complex="bold"/>
    </style:style>
    <style:style style:name="P48" style:family="paragraph" style:parent-style-name="Standard">
      <style:text-properties style:text-position="0% 100%" style:font-name="Nimbus Roman No9 L1" fo:font-weight="bold" officeooo:rsid="002d6d3a" officeooo:paragraph-rsid="002d6d3a" style:font-weight-asian="bold" style:font-weight-complex="bold"/>
    </style:style>
    <style:style style:name="P49" style:family="paragraph" style:parent-style-name="Standard">
      <style:text-properties style:text-position="0% 100%" style:font-name="Nimbus Roman No9 L1" officeooo:rsid="0006c97f" officeooo:paragraph-rsid="001cf497"/>
    </style:style>
    <style:style style:name="P50" style:family="paragraph" style:parent-style-name="Standard">
      <style:text-properties style:text-position="0% 100%" style:font-name="Nimbus Roman No9 L1" officeooo:rsid="00041004" officeooo:paragraph-rsid="001cf497"/>
    </style:style>
    <style:style style:name="P51" style:family="paragraph" style:parent-style-name="Standard">
      <style:text-properties style:text-position="0% 100%" style:font-name="Nimbus Roman No9 L1" officeooo:rsid="0001a7da" officeooo:paragraph-rsid="001a8aa7"/>
    </style:style>
    <style:style style:name="P52" style:family="paragraph" style:parent-style-name="Standard">
      <style:text-properties style:text-position="0% 100%" style:font-name="Nimbus Roman No9 L1" officeooo:rsid="0001a7da" officeooo:paragraph-rsid="001cf497"/>
    </style:style>
    <style:style style:name="P53" style:family="paragraph" style:parent-style-name="Standard">
      <style:text-properties style:text-position="0% 100%" style:font-name="Nimbus Roman No9 L1" officeooo:rsid="001c7d1c" officeooo:paragraph-rsid="001cf497"/>
    </style:style>
    <style:style style:name="P54" style:family="paragraph" style:parent-style-name="Standard">
      <style:text-properties style:text-position="0% 100%" style:font-name="Nimbus Roman No9 L1" fo:font-size="14pt" fo:font-style="italic" officeooo:rsid="001a8aa7" officeooo:paragraph-rsid="001a8aa7" style:font-size-asian="14pt" style:font-style-asian="italic" style:font-size-complex="14pt" style:font-style-complex="italic"/>
    </style:style>
    <style:style style:name="P55" style:family="paragraph" style:parent-style-name="Standard">
      <style:text-properties style:text-position="0% 100%" style:font-name="Nimbus Roman No9 L1" fo:font-size="12pt" fo:font-style="normal" fo:font-weight="bold" officeooo:rsid="002214fb" officeooo:paragraph-rsid="002214fb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text-properties style:text-position="0% 100%" style:font-name="Nimbus Roman No9 L1" officeooo:rsid="002312d4" officeooo:paragraph-rsid="002312d4"/>
    </style:style>
    <style:style style:name="P57" style:family="paragraph" style:parent-style-name="Standard">
      <style:text-properties style:text-position="0% 100%" style:font-name="Nimbus Roman No9 L1" officeooo:rsid="002312d4" officeooo:paragraph-rsid="0023feda"/>
    </style:style>
    <style:style style:name="P58" style:family="paragraph" style:parent-style-name="Standard">
      <style:text-properties style:text-position="0% 100%" style:font-name="Nimbus Roman No9 L1" officeooo:rsid="00231795" officeooo:paragraph-rsid="00231795"/>
    </style:style>
    <style:style style:name="P59" style:family="paragraph" style:parent-style-name="Standard">
      <style:text-properties style:text-position="0% 100%" style:font-name="Nimbus Roman No9 L1" officeooo:rsid="0023feda" officeooo:paragraph-rsid="0023feda"/>
    </style:style>
    <style:style style:name="P60" style:family="paragraph" style:parent-style-name="Standard">
      <style:text-properties style:text-position="0% 100%" style:font-name="Nimbus Roman No9 L1" officeooo:rsid="00256d89" officeooo:paragraph-rsid="00256d89"/>
    </style:style>
    <style:style style:name="P61" style:family="paragraph" style:parent-style-name="Standard">
      <style:text-properties style:text-position="0% 100%" style:font-name="Nimbus Roman No9 L1" officeooo:rsid="0026f2ae" officeooo:paragraph-rsid="0026f2ae"/>
    </style:style>
    <style:style style:name="P62" style:family="paragraph" style:parent-style-name="Standard">
      <style:text-properties style:text-position="0% 100%" style:font-name="Nimbus Roman No9 L1" style:text-underline-style="solid" style:text-underline-width="auto" style:text-underline-color="font-color" officeooo:rsid="00256d89" officeooo:paragraph-rsid="00256d89"/>
    </style:style>
    <style:style style:name="P63" style:family="paragraph" style:parent-style-name="Standard">
      <style:text-properties style:text-position="0% 100%" style:font-name="Nimbus Roman No9 L1" style:text-underline-style="solid" style:text-underline-width="auto" style:text-underline-color="font-color" fo:font-weight="normal" officeooo:rsid="002c693c" officeooo:paragraph-rsid="002c693c" style:font-weight-asian="normal" style:font-weight-complex="normal"/>
    </style:style>
    <style:style style:name="P64" style:family="paragraph" style:parent-style-name="Standard">
      <style:text-properties style:text-position="0% 100%" style:font-name="Nimbus Roman No9 L1" style:text-underline-style="solid" style:text-underline-width="auto" style:text-underline-color="font-color" fo:font-weight="normal" officeooo:rsid="002d0932" officeooo:paragraph-rsid="002d0932" style:font-weight-asian="normal" style:font-weight-complex="normal"/>
    </style:style>
    <style:style style:name="P65" style:family="paragraph" style:parent-style-name="Standard">
      <style:text-properties style:text-position="0% 100%" style:font-name="Nimbus Roman No9 L1" officeooo:rsid="0027562f" officeooo:paragraph-rsid="0027562f"/>
    </style:style>
    <style:style style:name="P66" style:family="paragraph" style:parent-style-name="Standard">
      <style:text-properties style:text-position="0% 100%" style:font-name="Nimbus Roman No9 L1" fo:font-weight="normal" officeooo:rsid="002c693c" officeooo:paragraph-rsid="002c693c" style:font-weight-asian="normal" style:font-weight-complex="normal"/>
    </style:style>
    <style:style style:name="P67" style:family="paragraph" style:parent-style-name="Standard">
      <style:text-properties officeooo:rsid="0001a7da" officeooo:paragraph-rsid="001cf497"/>
    </style:style>
    <style:style style:name="P68" style:family="paragraph" style:parent-style-name="Standard">
      <style:text-properties officeooo:rsid="0007023e" officeooo:paragraph-rsid="0007023e"/>
    </style:style>
    <style:style style:name="P69" style:family="paragraph" style:parent-style-name="Standard">
      <style:text-properties fo:font-weight="bold" officeooo:rsid="0001a7da" officeooo:paragraph-rsid="0001a7da" style:font-weight-asian="bold" style:font-weight-complex="bold"/>
    </style:style>
    <style:style style:name="P70" style:family="paragraph" style:parent-style-name="Standard">
      <style:text-properties fo:font-weight="bold" officeooo:rsid="000865de" officeooo:paragraph-rsid="000865de" style:font-weight-asian="bold" style:font-weight-complex="bold"/>
    </style:style>
    <style:style style:name="P71" style:family="paragraph" style:parent-style-name="Standard">
      <style:text-properties fo:text-shadow="none" fo:font-weight="bold" officeooo:rsid="000865de" officeooo:paragraph-rsid="000865de" style:font-weight-asian="bold" style:font-weight-complex="bold"/>
    </style:style>
    <style:style style:name="P72" style:family="paragraph" style:parent-style-name="Standard">
      <style:text-properties fo:font-size="14pt" fo:font-style="italic" officeooo:rsid="000865de" officeooo:paragraph-rsid="000865de" style:font-size-asian="14pt" style:font-style-asian="italic" style:font-size-complex="14pt" style:font-style-complex="italic"/>
    </style:style>
    <style:style style:name="P73" style:family="paragraph" style:parent-style-name="Standard">
      <style:text-properties fo:font-weight="normal" officeooo:paragraph-rsid="002d0932" style:font-weight-asian="normal" style:font-weight-complex="normal"/>
    </style:style>
    <style:style style:name="P74" style:family="paragraph" style:parent-style-name="Standard">
      <style:text-properties officeooo:paragraph-rsid="002ef5dd"/>
    </style:style>
    <style:style style:name="P75" style:family="paragraph" style:parent-style-name="Standard">
      <style:paragraph-properties fo:break-before="page"/>
      <style:text-properties style:text-position="0% 100%" style:font-name="Nimbus Roman No9 L1" officeooo:rsid="00172a55" officeooo:paragraph-rsid="00172a55"/>
    </style:style>
    <style:style style:name="P76" style:family="paragraph" style:parent-style-name="Standard">
      <style:paragraph-properties fo:break-before="page"/>
      <style:text-properties style:text-position="0% 100%" style:font-name="Nimbus Roman No9 L1" fo:font-weight="bold" officeooo:rsid="0028d0b9" officeooo:paragraph-rsid="0028d0b9" style:font-weight-asian="bold" style:font-weight-complex="bold"/>
    </style:style>
    <style:style style:name="P77" style:family="paragraph" style:parent-style-name="Standard">
      <style:paragraph-properties fo:break-before="page"/>
      <style:text-properties style:text-position="0% 100%" style:font-name="Nimbus Roman No9 L1" fo:font-size="14pt" fo:font-style="italic" officeooo:rsid="001a8aa7" officeooo:paragraph-rsid="001a8aa7" style:font-size-asian="14pt" style:font-style-asian="italic" style:font-size-complex="14pt" style:font-style-complex="italic"/>
    </style:style>
    <style:style style:name="P78" style:family="paragraph" style:parent-style-name="Standard">
      <style:paragraph-properties fo:break-before="page"/>
      <style:text-properties style:text-position="0% 100%" style:font-name="Nimbus Roman No9 L1" officeooo:rsid="0009cca4" officeooo:paragraph-rsid="0009cca4"/>
    </style:style>
    <style:style style:name="P79" style:family="paragraph">
      <style:paragraph-properties fo:text-align="center"/>
    </style:style>
    <style:style style:name="T1" style:family="text">
      <style:text-properties style:font-name="Nimbus Roman No9 L1"/>
    </style:style>
    <style:style style:name="T2" style:family="text">
      <style:text-properties style:font-name="Nimbus Roman No9 L1" officeooo:rsid="0001a7da"/>
    </style:style>
    <style:style style:name="T3" style:family="text">
      <style:text-properties style:font-name="Nimbus Roman No9 L1" officeooo:rsid="00022233"/>
    </style:style>
    <style:style style:name="T4" style:family="text">
      <style:text-properties style:font-name="Nimbus Roman No9 L1" officeooo:rsid="00041004"/>
    </style:style>
    <style:style style:name="T5" style:family="text">
      <style:text-properties style:font-name="Nimbus Roman No9 L"/>
    </style:style>
    <style:style style:name="T6" style:family="text">
      <style:text-properties style:font-name="Nimbus Roman No9 L" officeooo:rsid="0001a7da"/>
    </style:style>
    <style:style style:name="T7" style:family="text">
      <style:text-properties style:text-position="super 58%" style:font-name="Nimbus Roman No9 L1"/>
    </style:style>
    <style:style style:name="T8" style:family="text">
      <style:text-properties style:text-position="super 58%" style:font-name="Nimbus Roman No9 L1" officeooo:rsid="00041004"/>
    </style:style>
    <style:style style:name="T9" style:family="text">
      <style:text-properties style:text-position="super 58%" officeooo:rsid="00041004"/>
    </style:style>
    <style:style style:name="T10" style:family="text">
      <style:text-properties style:text-position="0% 100%" style:font-name="Nimbus Roman No9 L1"/>
    </style:style>
    <style:style style:name="T11" style:family="text">
      <style:text-properties style:text-position="0% 100%" style:font-name="Nimbus Roman No9 L1" officeooo:rsid="00041004"/>
    </style:style>
    <style:style style:name="T12" style:family="text">
      <style:text-properties style:text-position="0% 100%" style:font-name="Nimbus Roman No9 L1" officeooo:rsid="00065f23"/>
    </style:style>
    <style:style style:name="T13" style:family="text">
      <style:text-properties style:text-position="0% 100%" style:font-name="Nimbus Roman No9 L1" officeooo:rsid="0006c97f"/>
    </style:style>
    <style:style style:name="T14" style:family="text">
      <style:text-properties style:text-position="0% 100%" style:font-name="Nimbus Roman No9 L1" officeooo:rsid="00022233"/>
    </style:style>
    <style:style style:name="T15" style:family="text">
      <style:text-properties style:text-position="0% 100%" style:font-name="Nimbus Roman No9 L1" officeooo:rsid="000bf2df"/>
    </style:style>
    <style:style style:name="T16" style:family="text">
      <style:text-properties style:text-position="0% 100%" style:font-name="Nimbus Roman No9 L1" officeooo:rsid="000f0a75"/>
    </style:style>
    <style:style style:name="T17" style:family="text">
      <style:text-properties style:text-position="0% 100%" style:font-name="Nimbus Roman No9 L1" officeooo:rsid="0011c0ac"/>
    </style:style>
    <style:style style:name="T18" style:family="text">
      <style:text-properties style:text-position="0% 100%" style:font-name="Nimbus Roman No9 L1" officeooo:rsid="00134e42"/>
    </style:style>
    <style:style style:name="T19" style:family="text">
      <style:text-properties style:text-position="0% 100%" style:font-name="Nimbus Roman No9 L1" fo:font-weight="bold" officeooo:rsid="002d0932" style:font-weight-asian="bold" style:font-weight-complex="bold"/>
    </style:style>
    <style:style style:name="T20" style:family="text">
      <style:text-properties style:text-position="0% 100%" style:font-name="Nimbus Roman No9 L1" officeooo:rsid="002d0932"/>
    </style:style>
    <style:style style:name="T21" style:family="text">
      <style:text-properties style:text-position="0% 100%" style:font-name="Liberation Mono" fo:font-size="11pt" fo:font-style="normal" fo:font-weight="normal" officeooo:rsid="002d6d3a" style:font-size-asian="11pt" style:font-style-asian="normal" style:font-weight-asian="normal" style:font-weight-complex="normal"/>
    </style:style>
    <style:style style:name="T22" style:family="text">
      <style:text-properties style:text-position="0% 100%" style:font-name="Liberation Mono" fo:font-size="11pt" fo:font-style="normal" fo:font-weight="normal" officeooo:rsid="002ef5dd" style:font-size-asian="11pt" style:font-style-asian="normal" style:font-weight-asian="normal" style:font-weight-complex="normal"/>
    </style:style>
    <style:style style:name="T23" style:family="text">
      <style:text-properties style:text-position="0% 100%" style:font-name="Liberation Mono1" fo:font-size="11pt" fo:font-style="normal" fo:font-weight="normal" officeooo:rsid="002ef5dd" style:font-size-asian="11pt" style:font-style-asian="normal" style:font-weight-asian="normal" style:font-weight-complex="normal"/>
    </style:style>
    <style:style style:name="T24" style:family="text">
      <style:text-properties style:text-position="sub 58%"/>
    </style:style>
    <style:style style:name="T25" style:family="text">
      <style:text-properties officeooo:rsid="001a8aa7"/>
    </style:style>
    <style:style style:name="T26" style:family="text">
      <style:text-properties officeooo:rsid="00041004"/>
    </style:style>
    <style:style style:name="T27" style:family="text">
      <style:text-properties officeooo:rsid="001ae595"/>
    </style:style>
    <style:style style:name="T28" style:family="text">
      <style:text-properties officeooo:rsid="001c7d1c"/>
    </style:style>
    <style:style style:name="T29" style:family="text">
      <style:text-properties officeooo:rsid="001cf49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31795"/>
    </style:style>
    <style:style style:name="T32" style:family="text">
      <style:text-properties officeooo:rsid="0023feda"/>
    </style:style>
    <style:style style:name="T33" style:family="text">
      <style:text-properties officeooo:rsid="00256d89"/>
    </style:style>
    <style:style style:name="T34" style:family="text">
      <style:text-properties officeooo:rsid="002ce067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ce067" style:font-weight-asian="normal" style:font-weight-complex="normal"/>
    </style:style>
    <style:style style:name="T37" style:family="text">
      <style:text-properties officeooo:rsid="002d0932"/>
    </style:style>
    <style:style style:name="T3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9" style:family="text">
      <style:text-properties style:font-name="Liberation Mono" fo:font-size="11pt" fo:font-style="normal" fo:font-weight="normal" officeooo:rsid="002d0932" style:font-size-asian="11pt" style:font-style-asian="normal" style:font-weight-asian="normal"/>
    </style:style>
    <style:style style:name="T40" style:family="text">
      <style:text-properties style:font-name="Liberation Mono" fo:font-size="11pt" fo:font-style="normal" style:font-size-asian="11pt" style:font-style-asian="normal"/>
    </style:style>
    <style:style style:name="T41" style:family="text">
      <style:text-properties style:font-name="Liberation Mono" fo:font-size="11pt" fo:font-style="normal" officeooo:rsid="002d0932" style:font-size-asian="11pt" style:font-style-asian="normal"/>
    </style:style>
    <style:style style:name="T42" style:family="text">
      <style:text-properties style:font-name="Liberation Mono" fo:font-size="11pt" fo:font-style="normal" officeooo:rsid="002ef5dd" style:font-size-asian="11pt" style:font-style-asian="normal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Heute ist Montag. 18 April 2016.</text:p>
      <text:p text:style-name="P18"/>
      <text:p text:style-name="P18">Lesson 2 of 7</text:p>
      <text:p text:style-name="P18"/>
      <text:p text:style-name="P18"/>
      <text:p text:style-name="P70">MULTIVARIATE LINEAR REGRESSION</text:p>
      <text:p text:style-name="P70"><draw:line text:anchor-type="paragraph" draw:z-index="8" draw:style-name="gr1" draw:text-style-name="P79" svg:x1="-0.586cm" svg:y1="0.134cm" svg:x2="19.496cm" svg:y2="0.134cm"><text:p/></draw:line></text:p>
      <text:p text:style-name="P18"/>
      <text:p text:style-name="P18">Notation:</text:p>
      <text:p text:style-name="P18">n = number of features</text:p>
      <text:p text:style-name="P18">xi = input(features) of i(th) training example</text:p>
      <text:p text:style-name="P18">xij = value of feature j in the i(th) training example</text:p>
      <text:p text:style-name="P18"/>
      <text:p text:style-name="P18">Hypothesis:</text:p>
      <text:p text:style-name="P18"/>
      <text:p text:style-name="P18">Previously: hθ(x) = θ0 + θ1x</text:p>
      <text:p text:style-name="P18">Now: hθ(x) = θ0 + θ1x1 + θ2x2 + θ3x3 + ... + θnxn </text:p>
      <text:p text:style-name="P18"/>
      <text:p text:style-name="P18">For convenience of notation, define x0 = 1</text:p>
      <text:p text:style-name="P18"/>
      <text:p text:style-name="P18">x = |x0|</text:p>
      <text:p text:style-name="P18"><text:s text:c="6"/>|x1| <text:s text:c="3"/>n+1 vector</text:p>
      <text:p text:style-name="P18"><text:s text:c="6"/>|x2|</text:p>
      <text:p text:style-name="P18"><text:s text:c="6"/>|....|</text:p>
      <text:p text:style-name="P18"><text:s text:c="6"/>|xn|</text:p>
      <text:p text:style-name="P18"/>
      <text:p text:style-name="P18">θ = |θ0|</text:p>
      <text:p text:style-name="P18"><text:s text:c="6"/>|θ1| <text:s text:c="3"/>n+1 vector</text:p>
      <text:p text:style-name="P18"><text:s text:c="6"/>|θ2|</text:p>
      <text:p text:style-name="P18"><text:s text:c="6"/>|....|</text:p>
      <text:p text:style-name="P18"><text:s text:c="6"/>|θn|</text:p>
      <text:p text:style-name="P18"/>
      <text:p text:style-name="P18">hθ(x) = θ0x0 + θ1x1 + θ2x2 + ... + θnxn = θTx ( tetha transpose x )</text:p>
      <text:p text:style-name="P18"/>
      <text:p text:style-name="P18">θT = |θ0 θ1 θ2 ... θn|</text:p>
      <text:p text:style-name="P18">(n+1)+1 matrix also called row vector</text:p>
      <text:p text:style-name="P18"/>
      <text:p text:style-name="P18"/>
      <text:p text:style-name="P70">GRADIENT DESCENT FOR MULTIPLE VARIABLES</text:p>
      <text:p text:style-name="P70"><draw:line text:anchor-type="paragraph" draw:z-index="7" draw:style-name="gr1" draw:text-style-name="P79" svg:x1="-0.586cm" svg:y1="0.134cm" svg:x2="19.496cm" svg:y2="0.134cm"><text:p/></draw:line></text:p>
      <text:p text:style-name="P18"/>
      <text:p text:style-name="P18">Hyphotesis: h(θ) = θT*x</text:p>
      <text:p text:style-name="P18">Parameters: θ0, θ1, θ2,...,θn or olny θ as a n+1 dimensional vector</text:p>
      <text:p text:style-name="P18">Cost Function:</text:p>
      <text:p text:style-name="P18"/>
      <text:p text:style-name="P18">J(θ) = 1/2m * ∑i=1~m(hθ(xi) - yi)²</text:p>
      <text:p text:style-name="P18"/>
      <text:p text:style-name="P18"/>
      <text:p text:style-name="P25">Gradient Descent:</text:p>
      <text:p text:style-name="P18"/>
      <text:p text:style-name="P18">Repeat{</text:p>
      <text:p text:style-name="P18"><text:tab/>θj := θj - α * dJ(θ)/dθj</text:p>
      <text:p text:style-name="P18">} (simultaneously update for every j=0,...,n)</text:p>
      <text:p text:style-name="P18"/>
      <text:p text:style-name="P18">Repeat{</text:p>
      <text:p text:style-name="P18"><text:tab/>θj := θj - α * 1/m * ∑i=1~m(hθ(xi) - yi)*xji</text:p>
      <text:p text:style-name="P18">} (simultaneously update for every j=0,...,n)</text:p>
      <text:p text:style-name="P18"/>
      <text:p text:style-name="P18">Example:</text:p>
      <text:p text:style-name="P18"/>
      <text:p text:style-name="P18">n = 2</text:p>
      <text:p text:style-name="P18"/>
      <text:p text:style-name="P18">θ0 := θ0 - α * 1/m * ∑i=1~m(hθ(xi) - yi)*xi0 <text:s text:c="4"/>**xi0 = 1</text:p>
      <text:p text:style-name="P18">θ1 := θ1 - α * 1/m * ∑i=1~m(hθ(xi) - yi)*xi1</text:p>
      <text:p text:style-name="P18">θ2 := θ2 - α * 1/m * ∑i=1~m(hθ(xi) - yi)*xi2</text:p>
      <text:p text:style-name="P18"/>
      <text:p text:style-name="P18"/>
      <text:p text:style-name="P70">GRADIENT DESCENT IN PRACTICE I - FEATURE SCALING</text:p>
      <text:p text:style-name="P70"><draw:line text:anchor-type="paragraph" draw:z-index="6" draw:style-name="gr1" draw:text-style-name="P79" svg:x1="-0.586cm" svg:y1="0.134cm" svg:x2="19.496cm" svg:y2="0.134cm"><text:p/></draw:line></text:p>
      <text:p text:style-name="P18"/>
      <text:p text:style-name="P18">Feature Scaling</text:p>
      <text:p text:style-name="P18">Idea: make sure features are on similar scale.</text:p>
      <text:p text:style-name="P18"/>
      <text:p text:style-name="P18">E.g. </text:p>
      <text:p text:style-name="P18">x1 = size(0-2000 feet²)</text:p>
      <text:p text:style-name="P18">x2 = number of bedrooms (1-5)</text:p>
      <text:p text:style-name="P18"/>
      <text:p text:style-name="P18">The plot o J forms elipses.</text:p>
      <text:p text:style-name="P18"/>
      <text:p text:style-name="P18">x1 = size(feet²)/2000</text:p>
      <text:p text:style-name="P18">x2 = number of bedrooms/5</text:p>
      <text:p text:style-name="P18"/>
      <text:p text:style-name="P18">now: </text:p>
      <text:p text:style-name="P18">0&lt;=x1&lt;=0</text:p>
      <text:p text:style-name="P18">0&lt;=x2&lt;=0</text:p>
      <text:p text:style-name="P18"/>
      <text:p text:style-name="P18">Now the plot o J forms circulars.</text:p>
      <text:p text:style-name="P18"/>
      <text:p text:style-name="P18">Get every feature into approximately -1&lt;=xi&lt;=1 range.</text:p>
      <text:p text:style-name="P18"/>
      <text:p text:style-name="P18">0&lt;=xi&lt;=3 - OK</text:p>
      <text:p text:style-name="P18">-1&lt;=xi&lt;=0.5 - OK</text:p>
      <text:p text:style-name="P18">-100&lt;=xi&lt;=100 - NOT OK</text:p>
      <text:p text:style-name="P18">-0.0001&lt;=xi&lt;=0.0001 - NOT OK</text:p>
      <text:p text:style-name="P18"/>
      <text:p text:style-name="P18">Professor rule of thumb: -3&lt;=xi&lt;=3 | -1/3&lt;=xi&lt;=1/3</text:p>
      <text:p text:style-name="P18"/>
      <text:p text:style-name="P18"><text:soft-page-break/></text:p>
      <text:p text:style-name="P18">Mean normalization</text:p>
      <text:p text:style-name="P18"/>
      <text:p text:style-name="P18">Replace xi with xi - µi to make features have approximately zero mean ( do not apply to x0 = 1 ).</text:p>
      <text:p text:style-name="P18"/>
      <text:p text:style-name="P18">µi = mean/average</text:p>
      <text:p text:style-name="P18"/>
      <text:p text:style-name="P18">E.g.</text:p>
      <text:p text:style-name="P18"/>
      <text:p text:style-name="P18">x1 = (size - 1000)/2000</text:p>
      <text:p text:style-name="P18">x2 = (#bedrooms - 2)/5</text:p>
      <text:p text:style-name="P18"/>
      <text:p text:style-name="P18">-0.5&lt;=x1&lt;=0.5</text:p>
      <text:p text:style-name="P18">-0.5&lt;=x2&lt;=0.5</text:p>
      <text:p text:style-name="P18"/>
      <text:p text:style-name="P18">x1 &lt;- (x1 - µ1)/S1</text:p>
      <text:p text:style-name="P18"/>
      <text:p text:style-name="P18">Where: </text:p>
      <text:p text:style-name="P18">µ1: Average value of x1 in trainning set</text:p>
      <text:p text:style-name="P18">S1: range ( maximum value - minimum value )</text:p>
      <text:p text:style-name="P18"/>
      <text:p text:style-name="P18"/>
      <text:p text:style-name="P71">GRADIENT DESCENT IN PRACTICE II - LEARNING RATE</text:p>
      <text:p text:style-name="P71"><draw:line text:anchor-type="paragraph" draw:z-index="5" draw:style-name="gr1" draw:text-style-name="P79" svg:x1="-0.586cm" svg:y1="0.134cm" svg:x2="19.496cm" svg:y2="0.134cm"><text:p/></draw:line></text:p>
      <text:p text:style-name="P18"/>
      <text:p text:style-name="P18">Gradient Descent</text:p>
      <text:p text:style-name="P18"/>
      <text:p text:style-name="P18">θj := θj - α * dJ(θ)/dθj</text:p>
      <text:p text:style-name="P18"/>
      <text:p text:style-name="P18">"Debugging": How to make sure gradient descent is working correctly</text:p>
      <text:p text:style-name="P18">How to choose learning rate α</text:p>
      <text:p text:style-name="P18"/>
      <text:p text:style-name="P18">Making sure gradient descent is working correctly.</text:p>
      <text:p text:style-name="P18"/>
      <text:p text:style-name="P18">In a plot J(θ)xIterations, J(θ) should decreese after every iteration.</text:p>
      <text:p text:style-name="P18"/>
      <text:p text:style-name="P18">Example automatic convergence test: Declare convergence if J(θ) decreases by less than 10^-3 in one iteration.</text:p>
      <text:p text:style-name="P18"/>
      <text:p text:style-name="P18">If the graph is increasing than the gradient descent is not working. Solution: use a smaller α. </text:p>
      <text:p text:style-name="P18">For a sufficiently small α, J(θ) should decrease on every iteration.</text:p>
      <text:p text:style-name="P18">Bur if α is too small, gradient descent can be slow to converge.</text:p>
      <text:p text:style-name="P18"/>
      <text:p text:style-name="P18">Too choose α, try : ..., 0.001, ..., 0.01, ..., 0.1, ..., 1, ... ( roughly 3x )</text:p>
      <text:p text:style-name="P18"/>
      <text:p text:style-name="P18"/>
      <text:p text:style-name="P18"/>
      <text:p text:style-name="P24">Lesson 3 of 7</text:p>
      <text:p text:style-name="P1"/>
      <text:p text:style-name="P69">NORMAL EQUATION</text:p>
      <text:p text:style-name="P69"><draw:line text:anchor-type="paragraph" draw:z-index="4" draw:style-name="gr1" draw:text-style-name="P79" svg:x1="-0.586cm" svg:y1="0.134cm" svg:x2="19.496cm" svg:y2="0.134cm"><text:p/></draw:line></text:p>
      <text:p text:style-name="P1"/>
      <text:p text:style-name="P1">Method to solve for <text:span text:style-name="T1">θ</text:span><text:span text:style-name="T5"> analytically. On one go.</text:span></text:p>
      <text:p text:style-name="P8"/>
      <text:p text:style-name="P8">Intuition:</text:p>
      <text:p text:style-name="P5"><text:span text:style-name="T5">for 1D </text:span><text:span text:style-name="T6">(</text:span><text:span text:style-name="T2">θ ε IR</text:span><text:span text:style-name="T6">)</text:span></text:p>
      <text:p text:style-name="P8"/>
      <text:p text:style-name="P1"><text:span text:style-name="T5">J(</text:span><text:span text:style-name="T1">θ) = aθ² + bθ + c</text:span></text:p>
      <text:p text:style-name="P9"/>
      <text:p text:style-name="P9">To minimize the function we need to calculate it’s derivative and set it to zero. That allows you to solve for θ.</text:p>
      <text:p text:style-name="P9"/>
      <text:p text:style-name="P1"><text:span text:style-name="T5">for 1D (</text:span><text:span text:style-name="T1">θ ε Ir</text:span><text:span text:style-name="T7">n+1</text:span><text:span text:style-name="T5">) – it is a vector of size n+1</text:span></text:p>
      <text:p text:style-name="P8"/>
      <text:p text:style-name="P1"><text:span text:style-name="T5">J( </text:span><text:span text:style-name="T1">θ0, θ1, θ2,…, θn) = 1/2m * Ei=1~m(hθ(x</text:span><text:span text:style-name="T7">i</text:span><text:span text:style-name="T1">) – y</text:span><text:span text:style-name="T7">i</text:span><text:span text:style-name="T1">)²</text:span></text:p>
      <text:p text:style-name="P9"/>
      <text:p text:style-name="P9">dJ(θ)/dθ = … = 0 ( for every j )</text:p>
      <text:p text:style-name="P9"/>
      <text:p text:style-name="P10">Solve for θ0, θ1, θ2,…, θn</text:p>
      <text:p text:style-name="P10"/>
      <text:p text:style-name="P11">Examples: m = 4</text:p>
      <text:p text:style-name="P11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office:value-type="string">
            <text:p text:style-name="P23">X<text:span text:style-name="T24">0</text:span></text:p>
          </table:table-cell>
          <table:table-cell table:style-name="Tabela1.A1" office:value-type="string">
            <text:p text:style-name="P23">Size (feet²)<text:line-break/>X<text:span text:style-name="T24">1</text:span></text:p>
          </table:table-cell>
          <table:table-cell table:style-name="Tabela1.A1" office:value-type="string">
            <text:p text:style-name="P23">Number of bedrooms</text:p>
            <text:p text:style-name="P23">X<text:span text:style-name="T24">2</text:span></text:p>
          </table:table-cell>
          <table:table-cell table:style-name="Tabela1.A1" office:value-type="string">
            <text:p text:style-name="P23">Number of floors<text:line-break/>X<text:span text:style-name="T24">3</text:span></text:p>
          </table:table-cell>
          <table:table-cell table:style-name="Tabela1.A1" office:value-type="string">
            <text:p text:style-name="P23">Age of home</text:p>
            <text:p text:style-name="P23">X<text:span text:style-name="T24">4</text:span></text:p>
          </table:table-cell>
          <table:table-cell table:style-name="Tabela1.F1" office:value-type="string">
            <text:p text:style-name="P23">Price($1000)</text:p>
            <text:p text:style-name="P23">Y</text:p>
          </table:table-cell>
        </table:table-row>
        <table:table-row>
          <table:table-cell table:style-name="Tabela1.A2" office:value-type="string">
            <text:p text:style-name="P23">1</text:p>
          </table:table-cell>
          <table:table-cell table:style-name="Tabela1.A2" office:value-type="string">
            <text:p text:style-name="P23">2104</text:p>
          </table:table-cell>
          <table:table-cell table:style-name="Tabela1.A2" office:value-type="string">
            <text:p text:style-name="P23">5</text:p>
          </table:table-cell>
          <table:table-cell table:style-name="Tabela1.A2" office:value-type="string">
            <text:p text:style-name="P23">1</text:p>
          </table:table-cell>
          <table:table-cell table:style-name="Tabela1.A2" office:value-type="string">
            <text:p text:style-name="P23">45</text:p>
          </table:table-cell>
          <table:table-cell table:style-name="Tabela1.F2" office:value-type="string">
            <text:p text:style-name="P23">460</text:p>
          </table:table-cell>
        </table:table-row>
        <table:table-row>
          <table:table-cell table:style-name="Tabela1.A2" office:value-type="string">
            <text:p text:style-name="P23">1</text:p>
          </table:table-cell>
          <table:table-cell table:style-name="Tabela1.A2" office:value-type="string">
            <text:p text:style-name="P23">1416</text:p>
          </table:table-cell>
          <table:table-cell table:style-name="Tabela1.A2" office:value-type="string">
            <text:p text:style-name="P23">3</text:p>
          </table:table-cell>
          <table:table-cell table:style-name="Tabela1.A2" office:value-type="string">
            <text:p text:style-name="P23">2</text:p>
          </table:table-cell>
          <table:table-cell table:style-name="Tabela1.A2" office:value-type="string">
            <text:p text:style-name="P23">40</text:p>
          </table:table-cell>
          <table:table-cell table:style-name="Tabela1.F2" office:value-type="string">
            <text:p text:style-name="P23">232</text:p>
          </table:table-cell>
        </table:table-row>
        <table:table-row>
          <table:table-cell table:style-name="Tabela1.A2" office:value-type="string">
            <text:p text:style-name="P23">1</text:p>
          </table:table-cell>
          <table:table-cell table:style-name="Tabela1.A2" office:value-type="string">
            <text:p text:style-name="P23">1534</text:p>
          </table:table-cell>
          <table:table-cell table:style-name="Tabela1.A2" office:value-type="string">
            <text:p text:style-name="P23">3</text:p>
          </table:table-cell>
          <table:table-cell table:style-name="Tabela1.A2" office:value-type="string">
            <text:p text:style-name="P23">2</text:p>
          </table:table-cell>
          <table:table-cell table:style-name="Tabela1.A2" office:value-type="string">
            <text:p text:style-name="P23">30</text:p>
          </table:table-cell>
          <table:table-cell table:style-name="Tabela1.F2" office:value-type="string">
            <text:p text:style-name="P23">315</text:p>
          </table:table-cell>
        </table:table-row>
        <table:table-row>
          <table:table-cell table:style-name="Tabela1.A2" office:value-type="string">
            <text:p text:style-name="P23">1</text:p>
          </table:table-cell>
          <table:table-cell table:style-name="Tabela1.A2" office:value-type="string">
            <text:p text:style-name="P23">852</text:p>
          </table:table-cell>
          <table:table-cell table:style-name="Tabela1.A2" office:value-type="string">
            <text:p text:style-name="P23">2</text:p>
          </table:table-cell>
          <table:table-cell table:style-name="Tabela1.A2" office:value-type="string">
            <text:p text:style-name="P23">1</text:p>
          </table:table-cell>
          <table:table-cell table:style-name="Tabela1.A2" office:value-type="string">
            <text:p text:style-name="P23">36</text:p>
          </table:table-cell>
          <table:table-cell table:style-name="Tabela1.F2" office:value-type="string">
            <text:p text:style-name="P23">178</text:p>
          </table:table-cell>
        </table:table-row>
      </table:table>
      <text:p text:style-name="P11"/>
      <text:p text:style-name="P11">X = <text:s/>| 1 2104 5 1 45 | <text:s text:c="31"/>Y = | 460 |</text:p>
      <text:p text:style-name="P11"><text:s text:c="8"/>| 1 1416 3 2 40 | <text:s text:c="38"/>| 232 |</text:p>
      <text:p text:style-name="P11"><text:s text:c="8"/>| 1 1534 3 2 30 | <text:s text:c="38"/>| 315 |</text:p>
      <text:p text:style-name="P2"><text:span text:style-name="T3"><text:s text:c="8"/>| 1 852</text:span><text:span text:style-name="T1"> <text:s text:c="2"/></text:span><text:span text:style-name="T3">2 1 36 | <text:s text:c="38"/>| 178 |</text:span></text:p>
      <text:p text:style-name="P2"><text:span text:style-name="T3"><text:tab/></text:span><text:span text:style-name="T4">mx(n+1) <text:s text:c="50"/>m-dimensional vector</text:span></text:p>
      <text:p text:style-name="P13"/>
      <text:p text:style-name="P12"/>
      <text:p text:style-name="P4"><text:span text:style-name="T3">θ </text:span><text:span text:style-name="T4">= (X</text:span><text:span text:style-name="T8">T</text:span><text:span text:style-name="T11">X</text:span><text:span text:style-name="T4">)</text:span><text:span text:style-name="T8">-1</text:span><text:span text:style-name="T11">* X</text:span><text:span text:style-name="T8">t</text:span><text:span text:style-name="T11">y – </text:span><text:span text:style-name="T13">gives you the optimal value of theta; min</text:span><text:span text:style-name="T14">θ </text:span><text:span text:style-name="T13">for J(</text:span><text:span text:style-name="T14">θ</text:span><text:span text:style-name="T13">)</text:span></text:p>
      <text:p text:style-name="P14"/>
      <text:p text:style-name="P7"><text:span text:style-name="T11">F</text:span><text:span text:style-name="T10">eatures scalling is not necessary.</text:span></text:p>
      <text:p text:style-name="P14"/>
      <text:p text:style-name="P3"><text:span text:style-name="T11">(X</text:span><text:span text:style-name="T8">T</text:span><text:span text:style-name="T11">X)</text:span><text:span text:style-name="T8">-1 </text:span><text:span text:style-name="T12">is inverse of matriz </text:span><text:span text:style-name="T11">X</text:span><text:span text:style-name="T8">T</text:span><text:span text:style-name="T11">X.</text:span></text:p>
      <text:p text:style-name="P15"/>
      <text:p text:style-name="P6"><text:span text:style-name="T11">O</text:span><text:span text:style-name="T10">ctave: pinv(X’*X)*X’*y</text:span></text:p>
      <text:p text:style-name="P16"><text:soft-page-break/></text:p>
      <text:p text:style-name="P16">X’ - X transpose</text:p>
      <text:p text:style-name="P16">pinv() - calculates the inverse of the matrix</text:p>
      <text:p text:style-name="P16"/>
      <text:p text:style-name="P17">Advantages</text:p>
      <text:p text:style-name="P17"/>
      <text:p text:style-name="P17">m training examples, n features</text:p>
      <text:p text:style-name="P17"/>
      <text:p text:style-name="P17">Gradient Descent</text:p>
      <text:p text:style-name="P17">* Need to choose α</text:p>
      <text:p text:style-name="P17">* Needs many iterations</text:p>
      <text:p text:style-name="P17">* Works well even when n is large</text:p>
      <text:p text:style-name="P17"/>
      <text:p text:style-name="P17">Normal Equation</text:p>
      <text:p text:style-name="P17">* No need to choose α</text:p>
      <text:p text:style-name="P17">* Don’t need to iterate </text:p>
      <text:p text:style-name="P7"><text:span text:style-name="T10">* Needs to compute </text:span><text:span text:style-name="T11">(X</text:span><text:span text:style-name="T8">T</text:span><text:span text:style-name="T11">X)</text:span><text:span text:style-name="T8">-1</text:span><text:span text:style-name="T11">. </text:span><text:span text:style-name="T10">The cost to inverse a matrix is in the order of O(n³)</text:span></text:p>
      <text:p text:style-name="P17">* Slow if n is very large</text:p>
      <text:p text:style-name="P17"/>
      <text:p text:style-name="P7"><text:span text:style-name="T10">What is large? N = 10</text:span><text:span text:style-name="T7">6</text:span><text:span text:style-name="T10">s</text:span></text:p>
      <text:p text:style-name="P7"><text:span text:style-name="T10"/></text:p>
      <text:p text:style-name="P17"/>
      <text:p text:style-name="P44">NORMAL EQUATION NONINVERTIBILITY <text:span text:style-name="T29">( pretty rare )</text:span></text:p>
      <text:p text:style-name="P44"><draw:line text:anchor-type="paragraph" draw:z-index="3" draw:style-name="gr1" draw:text-style-name="P79" svg:x1="-0.586cm" svg:y1="0.134cm" svg:x2="19.496cm" svg:y2="0.134cm"><text:p/></draw:line></text:p>
      <text:p text:style-name="P42"/>
      <text:p text:style-name="P42">Normal Equation</text:p>
      <text:p text:style-name="P42"/>
      <text:p text:style-name="P67"><text:span text:style-name="T3">θ </text:span><text:span text:style-name="T4">= (X</text:span><text:span text:style-name="T8">T</text:span><text:span text:style-name="T11">X</text:span><text:span text:style-name="T4">)</text:span><text:span text:style-name="T8">-1</text:span><text:span text:style-name="T11">* X</text:span><text:span text:style-name="T8">t</text:span><text:span text:style-name="T11">y</text:span></text:p>
      <text:p text:style-name="P50"/>
      <text:p text:style-name="P49"><text:span text:style-name="T26">O</text:span>ctave: pinv(X’*X)*X’*y <text:span text:style-name="T27">(pinv will compute θ even if <text:s/>X</text:span><text:span text:style-name="T9">T</text:span><text:span text:style-name="T26">X is non-invertible)</text:span></text:p>
      <text:p text:style-name="P49"/>
      <text:p text:style-name="P52"><text:span text:style-name="T25">What if X</text:span><text:span text:style-name="T9">T</text:span><text:span text:style-name="T26">X is non-invertible?(singular/degenerate)</text:span></text:p>
      <text:p text:style-name="P52"/>
      <text:p text:style-name="P52">* <text:span text:style-name="T28">Redundant features (linearly dependent). E.g. x_1 = size in feet² and x_2 = size em m²</text:span></text:p>
      <text:p text:style-name="P52">* <text:span text:style-name="T28">Too many features (e.g. m &lt;= <text:s/>n).</text:span></text:p>
      <text:p text:style-name="P53">m – training examples</text:p>
      <text:p text:style-name="P53">n – features </text:p>
      <text:p text:style-name="P52"><text:tab/>- <text:span text:style-name="T28">Delete some features, or use regularization</text:span></text:p>
      <text:p text:style-name="P17"/>
      <text:p text:style-name="P27"/>
      <text:p text:style-name="P78">Lesson 5 of 7</text:p>
      <text:p text:style-name="P27"/>
      <text:p text:style-name="P45">OCTAVE TUTORIAL – BASIC OPERATIONS</text:p>
      <text:p text:style-name="P45"><draw:line text:anchor-type="paragraph" draw:z-index="2" draw:style-name="gr1" draw:text-style-name="P79" svg:x1="-0.586cm" svg:y1="0.134cm" svg:x2="19.496cm" svg:y2="0.134cm"><text:p/></draw:line></text:p>
      <text:p text:style-name="P27"/>
      <text:p text:style-name="P27">==: equals</text:p>
      <text:p text:style-name="P27">~=: different</text:p>
      <text:p text:style-name="P27">%: comment</text:p>
      <text:p text:style-name="P27">&amp;&amp;: and</text:p>
      <text:p text:style-name="P27">||: or</text:p>
      <text:p text:style-name="P27">xor(x,y): xor</text:p>
      <text:p text:style-name="P27"/>
      <text:p text:style-name="P27">PS1('&gt;&gt; ') - change the Octave prompt</text:p>
      <text:p text:style-name="P27"/>
      <text:p text:style-name="P28">semicolon (;) suppresses output</text:p>
      <text:p text:style-name="P28"/>
      <text:p text:style-name="P28">1: true</text:p>
      <text:p text:style-name="P28">0: false</text:p>
      <text:p text:style-name="P28"/>
      <text:p text:style-name="P28">a = pi;</text:p>
      <text:p text:style-name="P28">disp(sprintf('2 decimals: %0.2f', a)) → 2 decimals: 3.14</text:p>
      <text:p text:style-name="P19"><text:span text:style-name="T10">disp(sprintf('</text:span><text:span text:style-name="T15">6</text:span><text:span text:style-name="T10"> decimals: %0.</text:span><text:span text:style-name="T15">6</text:span><text:span text:style-name="T10">f', a)) → 2 decimals: 3.14</text:span><text:span text:style-name="T15">1593</text:span></text:p>
      <text:p text:style-name="P29"/>
      <text:p text:style-name="P29">format long</text:p>
      <text:p text:style-name="P29">a → a = 3.14159265358979</text:p>
      <text:p text:style-name="P29">format short</text:p>
      <text:p text:style-name="P29">a → a = 3.1416</text:p>
      <text:p text:style-name="P29"/>
      <text:p text:style-name="P29"/>
      <text:p text:style-name="P30">A = [1 2; 3 4; 5 6] → generates a matrix of 3x2</text:p>
      <text:p text:style-name="P30">A = [1 2;</text:p>
      <text:p text:style-name="P30">3 4;</text:p>
      <text:p text:style-name="P30">5 6]</text:p>
      <text:p text:style-name="P30"/>
      <text:p text:style-name="P20"><text:span text:style-name="T10">V = [1 2 3] → row vector. </text:span><text:span text:style-name="T16">1</text:span><text:span text:style-name="T10">X</text:span><text:span text:style-name="T16">3</text:span><text:span text:style-name="T10"> </text:span><text:span text:style-name="T16">matrix</text:span></text:p>
      <text:p text:style-name="P31">V = [1; 2; 3] → column vector.</text:p>
      <text:p text:style-name="P31"/>
      <text:p text:style-name="P32">V = 1:0.1:2 → creates a row vector with values from 1 to 2, increasing by 0.1</text:p>
      <text:p text:style-name="P32">V = 1:6 → creates a row vector with values from 1 to 6, increasing by 1</text:p>
      <text:p text:style-name="P32"/>
      <text:p text:style-name="P32">ones(2,3) → generates a 2x3 matrix of ones</text:p>
      <text:p text:style-name="P32">zeros(2,3) → generates a 2x3 matrix of zeros</text:p>
      <text:p text:style-name="P32">rand(2,3) → generates a 2x3 matrix of random numbers</text:p>
      <text:p text:style-name="P32">randn(2,3) → generates a 2x3 matrix of random numbers using a Gaussian distibution</text:p>
      <text:p text:style-name="P32"/>
      <text:p text:style-name="P32">sqrt() → square root</text:p>
      <text:p text:style-name="P21"><text:span text:style-name="T10">hist(variable, </text:span><text:span text:style-name="T17">[#bins]</text:span><text:span text:style-name="T10">) → creates a histogram of the values of the variable</text:span></text:p>
      <text:p text:style-name="P32"/>
      <text:p text:style-name="P33">eye(4) → generates de 4x4 identity matrix</text:p>
      <text:p text:style-name="P32"><text:soft-page-break/></text:p>
      <text:p text:style-name="P32"/>
      <text:p text:style-name="P38"><text:span text:style-name="T30">OCTAVE TUTORIAL – MOVING DATA AROUND</text:span></text:p>
      <text:p text:style-name="P38"><draw:line text:anchor-type="paragraph" draw:z-index="1" draw:style-name="gr1" draw:text-style-name="P79" svg:x1="-0.586cm" svg:y1="0.134cm" svg:x2="19.496cm" svg:y2="0.134cm"><text:p/></draw:line><text:span text:style-name="T30"/></text:p>
      <text:p text:style-name="P34"/>
      <text:p text:style-name="P35"/>
      <text:p text:style-name="P35">&gt;&gt; A = [1 2; 3 4; 5 6]</text:p>
      <text:p text:style-name="P35">A =</text:p>
      <text:p text:style-name="P35"/>
      <text:p text:style-name="P35"><text:s text:c="3"/>1 <text:s text:c="2"/>2</text:p>
      <text:p text:style-name="P35"><text:s text:c="3"/>3 <text:s text:c="2"/>4</text:p>
      <text:p text:style-name="P35"><text:s text:c="3"/>5 <text:s text:c="2"/>6</text:p>
      <text:p text:style-name="P35"/>
      <text:p text:style-name="P35">&gt;&gt; size(A)</text:p>
      <text:p text:style-name="P35">ans =</text:p>
      <text:p text:style-name="P35"/>
      <text:p text:style-name="P35"><text:s text:c="3"/>3 <text:s text:c="2"/>2</text:p>
      <text:p text:style-name="P35"/>
      <text:p text:style-name="P35">&gt;&gt; V = [1 2 3 4]</text:p>
      <text:p text:style-name="P35">V =</text:p>
      <text:p text:style-name="P35"/>
      <text:p text:style-name="P35"><text:s text:c="3"/>1 <text:s text:c="2"/>2 <text:s text:c="2"/>3 <text:s text:c="2"/>4</text:p>
      <text:p text:style-name="P35"/>
      <text:p text:style-name="P35">&gt;&gt; length(V)</text:p>
      <text:p text:style-name="P35">ans = <text:s/>4</text:p>
      <text:p text:style-name="P35">&gt;&gt; pwd</text:p>
      <text:p text:style-name="P35">ans = C:\Users\frederico.carneiro\Desktop\machine-learning-ex1\ex1</text:p>
      <text:p text:style-name="P35">&gt;&gt; who</text:p>
      <text:p text:style-name="P35">Variables in the current scope:</text:p>
      <text:p text:style-name="P35"/>
      <text:p text:style-name="P35">A <text:s text:c="3"/>V <text:s text:c="3"/>ans</text:p>
      <text:p text:style-name="P35"/>
      <text:p text:style-name="P35">&gt;&gt; who % show the variables</text:p>
      <text:p text:style-name="P35">Variables in the current scope:</text:p>
      <text:p text:style-name="P35"/>
      <text:p text:style-name="P35">A <text:s text:c="3"/>V <text:s text:c="3"/>ans</text:p>
      <text:p text:style-name="P35"/>
      <text:p text:style-name="P35">&gt;&gt; whos % detailed view of the variables</text:p>
      <text:p text:style-name="P35">Variables in the current scope:</text:p>
      <text:p text:style-name="P35"/>
      <text:p text:style-name="P35"><text:s text:c="3"/>Attr Name <text:s text:c="7"/>Size <text:s text:c="20"/>Bytes <text:s/>Class</text:p>
      <text:p text:style-name="P35"><text:s text:c="3"/>==== ==== <text:s text:c="7"/>==== <text:s text:c="20"/>===== <text:s/>=====</text:p>
      <text:p text:style-name="P35"><text:s text:c="8"/>A <text:s text:c="10"/>3x2 <text:s text:c="24"/>48 <text:s/>double</text:p>
      <text:p text:style-name="P35"><text:s text:c="8"/>V <text:s text:c="10"/>1x4 <text:s text:c="24"/>32 <text:s/>double</text:p>
      <text:p text:style-name="P35"><text:s text:c="8"/>ans <text:s text:c="8"/>1x60 <text:s text:c="23"/>60 <text:s/>char</text:p>
      <text:p text:style-name="P35"/>
      <text:p text:style-name="P35">Total is 70 elements using 140 bytes</text:p>
      <text:p text:style-name="P35"/>
      <text:p text:style-name="P35">&gt;&gt; clear A % delete the variable A</text:p>
      <text:p text:style-name="P35"><text:soft-page-break/>&gt;&gt; A = [1 2; 3 4; 5 6]</text:p>
      <text:p text:style-name="P35">A =</text:p>
      <text:p text:style-name="P35"/>
      <text:p text:style-name="P35"><text:s text:c="3"/>1 <text:s text:c="2"/>2</text:p>
      <text:p text:style-name="P35"><text:s text:c="3"/>3 <text:s text:c="2"/>4</text:p>
      <text:p text:style-name="P35"><text:s text:c="3"/>5 <text:s text:c="2"/>6</text:p>
      <text:p text:style-name="P35"/>
      <text:p text:style-name="P35">&gt;&gt; A(3,2)</text:p>
      <text:p text:style-name="P35">ans = <text:s/>6</text:p>
      <text:p text:style-name="P35">&gt;&gt; A(2,:) % ":" means every element along that row/column</text:p>
      <text:p text:style-name="P35">ans =</text:p>
      <text:p text:style-name="P35"/>
      <text:p text:style-name="P35"><text:s text:c="3"/>3 <text:s text:c="2"/>4</text:p>
      <text:p text:style-name="P35"/>
      <text:p text:style-name="P35">&gt;&gt; A(:,2)</text:p>
      <text:p text:style-name="P35">ans =</text:p>
      <text:p text:style-name="P35"/>
      <text:p text:style-name="P35"><text:s text:c="3"/>2</text:p>
      <text:p text:style-name="P35"><text:s text:c="3"/>4</text:p>
      <text:p text:style-name="P35"><text:s text:c="3"/>6</text:p>
      <text:p text:style-name="P35"/>
      <text:p text:style-name="P35">&gt;&gt; A([1 3], :)</text:p>
      <text:p text:style-name="P35">ans =</text:p>
      <text:p text:style-name="P35"/>
      <text:p text:style-name="P35"><text:s text:c="3"/>1 <text:s text:c="2"/>2</text:p>
      <text:p text:style-name="P35"><text:s text:c="3"/>5 <text:s text:c="2"/>6</text:p>
      <text:p text:style-name="P35"/>
      <text:p text:style-name="P35">&gt;&gt; A([1 3], :) % gets everything from row 1 and 3</text:p>
      <text:p text:style-name="P35">ans =</text:p>
      <text:p text:style-name="P35"/>
      <text:p text:style-name="P35"><text:s text:c="3"/>1 <text:s text:c="2"/>2</text:p>
      <text:p text:style-name="P35"><text:s text:c="3"/>5 <text:s text:c="2"/>6</text:p>
      <text:p text:style-name="P35"/>
      <text:p text:style-name="P35">&gt;&gt; A([1 2], :)</text:p>
      <text:p text:style-name="P35">ans =</text:p>
      <text:p text:style-name="P35"/>
      <text:p text:style-name="P35"><text:s text:c="3"/>1 <text:s text:c="2"/>2</text:p>
      <text:p text:style-name="P35"><text:s text:c="3"/>3 <text:s text:c="2"/>4</text:p>
      <text:p text:style-name="P35"/>
      <text:p text:style-name="P35">&gt;&gt; A(:, 2) = [10;11;12]</text:p>
      <text:p text:style-name="P35">A =</text:p>
      <text:p text:style-name="P35"/>
      <text:p text:style-name="P35"><text:s text:c="4"/>1 <text:s text:c="2"/>10</text:p>
      <text:p text:style-name="P35"><text:s text:c="4"/>3 <text:s text:c="2"/>11</text:p>
      <text:p text:style-name="P35"><text:s text:c="4"/>5 <text:s text:c="2"/>12</text:p>
      <text:p text:style-name="P35"/>
      <text:p text:style-name="P35">&gt;&gt; A = [A, [100;101;102]] % append another column vector to right</text:p>
      <text:p text:style-name="P35">A =</text:p>
      <text:p text:style-name="P35"/>
      <text:p text:style-name="P35"><text:soft-page-break/><text:s text:c="5"/>1 <text:s text:c="3"/>10 <text:s text:c="2"/>100</text:p>
      <text:p text:style-name="P35"><text:s text:c="5"/>3 <text:s text:c="3"/>11 <text:s text:c="2"/>101</text:p>
      <text:p text:style-name="P35"><text:s text:c="5"/>5 <text:s text:c="3"/>12 <text:s text:c="2"/>102</text:p>
      <text:p text:style-name="P35"/>
      <text:p text:style-name="P35">&gt;&gt; A = [[103;104;105], A] % append another column vector to left</text:p>
      <text:p text:style-name="P35">A =</text:p>
      <text:p text:style-name="P35"/>
      <text:p text:style-name="P35"><text:s text:c="3"/>103 <text:s text:c="4"/>1 <text:s text:c="3"/>10 <text:s text:c="2"/>100</text:p>
      <text:p text:style-name="P35"><text:s text:c="3"/>104 <text:s text:c="4"/>3 <text:s text:c="3"/>11 <text:s text:c="2"/>101</text:p>
      <text:p text:style-name="P35"><text:s text:c="3"/>105 <text:s text:c="4"/>5 <text:s text:c="3"/>12 <text:s text:c="2"/>102</text:p>
      <text:p text:style-name="P35"/>
      <text:p text:style-name="P35">&gt;&gt; A(:) % put all elements of A into a single vector</text:p>
      <text:p text:style-name="P35">ans =</text:p>
      <text:p text:style-name="P35"/>
      <text:p text:style-name="P35"><text:s text:c="3"/>103</text:p>
      <text:p text:style-name="P35"><text:s text:c="3"/>104</text:p>
      <text:p text:style-name="P35"><text:s text:c="3"/>105</text:p>
      <text:p text:style-name="P35"><text:s text:c="5"/>1</text:p>
      <text:p text:style-name="P35"><text:s text:c="5"/>3</text:p>
      <text:p text:style-name="P35"><text:s text:c="5"/>5</text:p>
      <text:p text:style-name="P35"><text:s text:c="4"/>10</text:p>
      <text:p text:style-name="P35"><text:s text:c="4"/>11</text:p>
      <text:p text:style-name="P35"><text:s text:c="4"/>12</text:p>
      <text:p text:style-name="P35"><text:s text:c="3"/>100</text:p>
      <text:p text:style-name="P35"><text:s text:c="3"/>101</text:p>
      <text:p text:style-name="P35"><text:s text:c="3"/>102</text:p>
      <text:p text:style-name="P35"/>
      <text:p text:style-name="P35">&gt;&gt; A = [1 2; 3 4; 5 6];</text:p>
      <text:p text:style-name="P35">&gt;&gt; B = [11 12; 13 14; 14 16]</text:p>
      <text:p text:style-name="P35">B =</text:p>
      <text:p text:style-name="P35"/>
      <text:p text:style-name="P35"><text:s text:c="3"/>11 <text:s text:c="2"/>12</text:p>
      <text:p text:style-name="P35"><text:s text:c="3"/>13 <text:s text:c="2"/>14</text:p>
      <text:p text:style-name="P35"><text:s text:c="3"/>14 <text:s text:c="2"/>16</text:p>
      <text:p text:style-name="P35"/>
      <text:p text:style-name="P35">&gt;&gt; C = [A B]</text:p>
      <text:p text:style-name="P35">C =</text:p>
      <text:p text:style-name="P35"/>
      <text:p text:style-name="P35"><text:s text:c="4"/>1 <text:s text:c="3"/>2 <text:s text:c="2"/>11 <text:s text:c="2"/>12</text:p>
      <text:p text:style-name="P35"><text:s text:c="4"/>3 <text:s text:c="3"/>4 <text:s text:c="2"/>13 <text:s text:c="2"/>14</text:p>
      <text:p text:style-name="P35"><text:s text:c="4"/>5 <text:s text:c="3"/>6 <text:s text:c="2"/>14 <text:s text:c="2"/>16</text:p>
      <text:p text:style-name="P35"/>
      <text:p text:style-name="P35">&gt;&gt; C = [A;B] % puts the data on the botton</text:p>
      <text:p text:style-name="P35">C =</text:p>
      <text:p text:style-name="P35"/>
      <text:p text:style-name="P35"><text:s text:c="4"/>1 <text:s text:c="3"/>2</text:p>
      <text:p text:style-name="P35"><text:s text:c="4"/>3 <text:s text:c="3"/>4</text:p>
      <text:p text:style-name="P35"><text:s text:c="4"/>5 <text:s text:c="3"/>6</text:p>
      <text:p text:style-name="P35"><text:s text:c="3"/>11 <text:s text:c="2"/>12</text:p>
      <text:p text:style-name="P35"><text:soft-page-break/><text:s text:c="3"/>13 <text:s text:c="2"/>14</text:p>
      <text:p text:style-name="P35"><text:s text:c="3"/>14 <text:s text:c="2"/>16</text:p>
      <text:p text:style-name="P35"/>
      <text:p text:style-name="P22"><text:span text:style-name="T18">&gt;</text:span><text:span text:style-name="T10">&gt; C = [A,B]</text:span></text:p>
      <text:p text:style-name="P36">C =</text:p>
      <text:p text:style-name="P36"/>
      <text:p text:style-name="P36"><text:s text:c="4"/>1 <text:s text:c="3"/>2 <text:s text:c="2"/>11 <text:s text:c="2"/>12</text:p>
      <text:p text:style-name="P36"><text:s text:c="4"/>3 <text:s text:c="3"/>4 <text:s text:c="2"/>13 <text:s text:c="2"/>14</text:p>
      <text:p text:style-name="P36"><text:s text:c="4"/>5 <text:s text:c="3"/>6 <text:s text:c="2"/>14 <text:s text:c="2"/>16</text:p>
      <text:p text:style-name="P36"/>
      <text:p text:style-name="P36"/>
      <text:p text:style-name="P43">COMPUTING ON DATA</text:p>
      <text:p text:style-name="P43"><draw:line text:anchor-type="paragraph" draw:z-index="0" draw:style-name="gr1" draw:text-style-name="P79" svg:x1="-0.586cm" svg:y1="0.134cm" svg:x2="19.496cm" svg:y2="0.134cm"><text:p/></draw:line></text:p>
      <text:p text:style-name="P37"/>
      <text:p text:style-name="P39">&gt;&gt; A = [1 2; 3 4; 5 6];</text:p>
      <text:p text:style-name="P39">&gt;&gt; B = [11 12; 13 14; 15 16];</text:p>
      <text:p text:style-name="P39">&gt;&gt; C = [1 1; 2 2];</text:p>
      <text:p text:style-name="P39">&gt;&gt; A*C</text:p>
      <text:p text:style-name="P39">ans =</text:p>
      <text:p text:style-name="P39"/>
      <text:p text:style-name="P39"><text:s text:c="4"/>5 <text:s text:c="3"/>5</text:p>
      <text:p text:style-name="P39"><text:s text:c="3"/>11 <text:s text:c="2"/>11</text:p>
      <text:p text:style-name="P39"><text:s text:c="3"/>17 <text:s text:c="2"/>17</text:p>
      <text:p text:style-name="P39"/>
      <text:p text:style-name="P39">&gt;&gt; A .* B % multiplicate element by element</text:p>
      <text:p text:style-name="P39">ans =</text:p>
      <text:p text:style-name="P39"/>
      <text:p text:style-name="P39"><text:s text:c="3"/>11 <text:s text:c="2"/>24</text:p>
      <text:p text:style-name="P39"><text:s text:c="3"/>39 <text:s text:c="2"/>56</text:p>
      <text:p text:style-name="P39"><text:s text:c="3"/>75 <text:s text:c="2"/>96</text:p>
      <text:p text:style-name="P39"/>
      <text:p text:style-name="P39">&gt;&gt; A</text:p>
      <text:p text:style-name="P39">A =</text:p>
      <text:p text:style-name="P39"/>
      <text:p text:style-name="P39"><text:s text:c="3"/>1 <text:s text:c="2"/>2</text:p>
      <text:p text:style-name="P39"><text:s text:c="3"/>3 <text:s text:c="2"/>4</text:p>
      <text:p text:style-name="P39"><text:s text:c="3"/>5 <text:s text:c="2"/>6</text:p>
      <text:p text:style-name="P39"/>
      <text:p text:style-name="P39">&gt;&gt; B</text:p>
      <text:p text:style-name="P39">B =</text:p>
      <text:p text:style-name="P39"/>
      <text:p text:style-name="P39"><text:s text:c="3"/>11 <text:s text:c="2"/>12</text:p>
      <text:p text:style-name="P39"><text:s text:c="3"/>13 <text:s text:c="2"/>14</text:p>
      <text:p text:style-name="P39"><text:s text:c="3"/>15 <text:s text:c="2"/>16</text:p>
      <text:p text:style-name="P39"/>
      <text:p text:style-name="P39">&gt;&gt; A .* B % multiplicate element by element</text:p>
      <text:p text:style-name="P39">ans =</text:p>
      <text:p text:style-name="P39"/>
      <text:p text:style-name="P39"><text:s text:c="3"/>11 <text:s text:c="2"/>24</text:p>
      <text:p text:style-name="P39"><text:soft-page-break/><text:s text:c="3"/>39 <text:s text:c="2"/>56</text:p>
      <text:p text:style-name="P39"><text:s text:c="3"/>75 <text:s text:c="2"/>96</text:p>
      <text:p text:style-name="P39"/>
      <text:p text:style-name="P39">&gt;&gt; A .^ 2</text:p>
      <text:p text:style-name="P39">ans =</text:p>
      <text:p text:style-name="P39"/>
      <text:p text:style-name="P39"><text:s text:c="4"/>1 <text:s text:c="3"/>4</text:p>
      <text:p text:style-name="P39"><text:s text:c="4"/>9 <text:s text:c="2"/>16</text:p>
      <text:p text:style-name="P39"><text:s text:c="3"/>25 <text:s text:c="2"/>36</text:p>
      <text:p text:style-name="P39"/>
      <text:p text:style-name="P39">&gt;&gt; V = [1;2;3]</text:p>
      <text:p text:style-name="P39">V =</text:p>
      <text:p text:style-name="P39"/>
      <text:p text:style-name="P39"><text:s text:c="3"/>1</text:p>
      <text:p text:style-name="P39"><text:s text:c="3"/>2</text:p>
      <text:p text:style-name="P39"><text:s text:c="3"/>3</text:p>
      <text:p text:style-name="P39"/>
      <text:p text:style-name="P39">&gt;&gt; 1 ./ V</text:p>
      <text:p text:style-name="P39">ans =</text:p>
      <text:p text:style-name="P39"/>
      <text:p text:style-name="P39"><text:s text:c="3"/>1.00000</text:p>
      <text:p text:style-name="P39"><text:s text:c="3"/>0.50000</text:p>
      <text:p text:style-name="P39"><text:s text:c="3"/>0.33333</text:p>
      <text:p text:style-name="P39"/>
      <text:p text:style-name="P39">&gt;&gt; 1 ./ A</text:p>
      <text:p text:style-name="P39">ans =</text:p>
      <text:p text:style-name="P39"/>
      <text:p text:style-name="P39"><text:s text:c="3"/>1.00000 <text:s text:c="2"/>0.50000</text:p>
      <text:p text:style-name="P39"><text:s text:c="3"/>0.33333 <text:s text:c="2"/>0.25000</text:p>
      <text:p text:style-name="P39"><text:s text:c="3"/>0.20000 <text:s text:c="2"/>0.16667</text:p>
      <text:p text:style-name="P39"/>
      <text:p text:style-name="P39">&gt;&gt; 1 ./ A % "." is a element wise operation</text:p>
      <text:p text:style-name="P39">ans =</text:p>
      <text:p text:style-name="P39"/>
      <text:p text:style-name="P39"><text:s text:c="3"/>1.00000 <text:s text:c="2"/>0.50000</text:p>
      <text:p text:style-name="P39"><text:s text:c="3"/>0.33333 <text:s text:c="2"/>0.25000</text:p>
      <text:p text:style-name="P39"><text:s text:c="3"/>0.20000 <text:s text:c="2"/>0.16667</text:p>
      <text:p text:style-name="P39"/>
      <text:p text:style-name="P39">&gt;&gt; log(V) % element-wise logarithm</text:p>
      <text:p text:style-name="P39">ans =</text:p>
      <text:p text:style-name="P39"/>
      <text:p text:style-name="P39"><text:s text:c="3"/>0.00000</text:p>
      <text:p text:style-name="P39"><text:s text:c="3"/>0.69315</text:p>
      <text:p text:style-name="P39"><text:s text:c="3"/>1.09861</text:p>
      <text:p text:style-name="P39"/>
      <text:p text:style-name="P39">&gt;&gt; exp(V)</text:p>
      <text:p text:style-name="P39">ans =</text:p>
      <text:p text:style-name="P39"/>
      <text:p text:style-name="P39"><text:s text:c="4"/>2.7183</text:p>
      <text:p text:style-name="P39"><text:soft-page-break/><text:s text:c="4"/>7.3891</text:p>
      <text:p text:style-name="P39"><text:s text:c="3"/>20.0855</text:p>
      <text:p text:style-name="P39"/>
      <text:p text:style-name="P39">&gt;&gt; abs(V) % absolute value</text:p>
      <text:p text:style-name="P39">ans =</text:p>
      <text:p text:style-name="P39"/>
      <text:p text:style-name="P39"><text:s text:c="3"/>1</text:p>
      <text:p text:style-name="P39"><text:s text:c="3"/>2</text:p>
      <text:p text:style-name="P39"><text:s text:c="3"/>3</text:p>
      <text:p text:style-name="P39"/>
      <text:p text:style-name="P39">&gt;&gt; -v % -1*V</text:p>
      <text:p text:style-name="P39">error: 'v' undefined near line 1 column 2</text:p>
      <text:p text:style-name="P39">&gt;&gt; -V % -1*V</text:p>
      <text:p text:style-name="P39">ans =</text:p>
      <text:p text:style-name="P39"/>
      <text:p text:style-name="P39"><text:s text:c="2"/>-1</text:p>
      <text:p text:style-name="P39"><text:s text:c="2"/>-2</text:p>
      <text:p text:style-name="P39"><text:s text:c="2"/>-3</text:p>
      <text:p text:style-name="P39"/>
      <text:p text:style-name="P39">&gt;&gt; v + ones(length(v),1)</text:p>
      <text:p text:style-name="P39">error: 'v' undefined near line 1 column 1</text:p>
      <text:p text:style-name="P39">&gt;&gt; V + ones(length(V),1)</text:p>
      <text:p text:style-name="P39">ans =</text:p>
      <text:p text:style-name="P39"/>
      <text:p text:style-name="P39"><text:s text:c="3"/>2</text:p>
      <text:p text:style-name="P39"><text:s text:c="3"/>3</text:p>
      <text:p text:style-name="P39"><text:s text:c="3"/>4</text:p>
      <text:p text:style-name="P39"/>
      <text:p text:style-name="P39">&gt;&gt; V + 1</text:p>
      <text:p text:style-name="P39">ans =</text:p>
      <text:p text:style-name="P39"/>
      <text:p text:style-name="P39"><text:s text:c="3"/>2</text:p>
      <text:p text:style-name="P39"><text:s text:c="3"/>3</text:p>
      <text:p text:style-name="P39"><text:s text:c="3"/>4</text:p>
      <text:p text:style-name="P39"/>
      <text:p text:style-name="P39">&gt;&gt; A'</text:p>
      <text:p text:style-name="P39">ans =</text:p>
      <text:p text:style-name="P39"/>
      <text:p text:style-name="P39"><text:s text:c="3"/>1 <text:s text:c="2"/>3 <text:s text:c="2"/>5</text:p>
      <text:p text:style-name="P39"><text:s text:c="3"/>2 <text:s text:c="2"/>4 <text:s text:c="2"/>6</text:p>
      <text:p text:style-name="P39"/>
      <text:p text:style-name="P39">&gt;&gt; A' % transpose</text:p>
      <text:p text:style-name="P39">ans =</text:p>
      <text:p text:style-name="P39"/>
      <text:p text:style-name="P39"><text:s text:c="3"/>1 <text:s text:c="2"/>3 <text:s text:c="2"/>5</text:p>
      <text:p text:style-name="P39"><text:s text:c="3"/>2 <text:s text:c="2"/>4 <text:s text:c="2"/>6</text:p>
      <text:p text:style-name="P39"/>
      <text:p text:style-name="P39">&gt;&gt; a = [1 15 2 0.5]</text:p>
      <text:p text:style-name="P39">a =</text:p>
      <text:p text:style-name="P39"><text:soft-page-break/></text:p>
      <text:p text:style-name="P39"><text:s text:c="4"/>1.00000 <text:s text:c="2"/>15.00000 <text:s text:c="3"/>2.00000 <text:s text:c="3"/>0.50000</text:p>
      <text:p text:style-name="P39"/>
      <text:p text:style-name="P39">&gt;&gt; val = max(a)</text:p>
      <text:p text:style-name="P39">val = <text:s/>15</text:p>
      <text:p text:style-name="P39">&gt;&gt; [val, ind] = max(a)</text:p>
      <text:p text:style-name="P39">val = <text:s/>15</text:p>
      <text:p text:style-name="P39">ind = <text:s/>2</text:p>
      <text:p text:style-name="P39">&gt;&gt; a &lt; 3 % element-wise comparision</text:p>
      <text:p text:style-name="P39">ans =</text:p>
      <text:p text:style-name="P39"/>
      <text:p text:style-name="P39"><text:s text:c="3"/>1 <text:s text:c="2"/>0 <text:s text:c="2"/>1 <text:s text:c="2"/>1</text:p>
      <text:p text:style-name="P39"/>
      <text:p text:style-name="P39">&gt;&gt; find(a &lt; 3)</text:p>
      <text:p text:style-name="P39">ans =</text:p>
      <text:p text:style-name="P39"/>
      <text:p text:style-name="P39"><text:s text:c="3"/>1 <text:s text:c="2"/>3 <text:s text:c="2"/>4</text:p>
      <text:p text:style-name="P39"/>
      <text:p text:style-name="P39">&gt;&gt; A = magic(3)</text:p>
      <text:p text:style-name="P39">A =</text:p>
      <text:p text:style-name="P39"/>
      <text:p text:style-name="P39"><text:s text:c="3"/>8 <text:s text:c="2"/>1 <text:s text:c="2"/>6</text:p>
      <text:p text:style-name="P39"><text:s text:c="3"/>3 <text:s text:c="2"/>5 <text:s text:c="2"/>7</text:p>
      <text:p text:style-name="P39"><text:s text:c="3"/>4 <text:s text:c="2"/>9 <text:s text:c="2"/>2</text:p>
      <text:p text:style-name="P39"/>
      <text:p text:style-name="P39">&gt;&gt; [r,c] = find(A&gt;=7)</text:p>
      <text:p text:style-name="P39">r =</text:p>
      <text:p text:style-name="P39"/>
      <text:p text:style-name="P39"><text:s text:c="3"/>1</text:p>
      <text:p text:style-name="P39"><text:s text:c="3"/>3</text:p>
      <text:p text:style-name="P39"><text:s text:c="3"/>2</text:p>
      <text:p text:style-name="P39"/>
      <text:p text:style-name="P39">c =</text:p>
      <text:p text:style-name="P39"/>
      <text:p text:style-name="P39"><text:s text:c="3"/>1</text:p>
      <text:p text:style-name="P39"><text:s text:c="3"/>2</text:p>
      <text:p text:style-name="P39"><text:s text:c="3"/>3</text:p>
      <text:p text:style-name="P39"/>
      <text:p text:style-name="P39">&gt;&gt; A(2,3)</text:p>
      <text:p text:style-name="P39">ans = <text:s/>7</text:p>
      <text:p text:style-name="P39">&gt;&gt; a</text:p>
      <text:p text:style-name="P39">a =</text:p>
      <text:p text:style-name="P39"/>
      <text:p text:style-name="P39"><text:s text:c="4"/>1.00000 <text:s text:c="2"/>15.00000 <text:s text:c="3"/>2.00000 <text:s text:c="3"/>0.50000</text:p>
      <text:p text:style-name="P39"/>
      <text:p text:style-name="P39">&gt;&gt; sum(a)</text:p>
      <text:p text:style-name="P39">ans = <text:s/>18.500</text:p>
      <text:p text:style-name="P39">&gt;&gt; prod(a)</text:p>
      <text:p text:style-name="P39">ans = <text:s/>15</text:p>
      <text:p text:style-name="P39"><text:soft-page-break/>&gt;&gt; floor(a) % round</text:p>
      <text:p text:style-name="P39">ans =</text:p>
      <text:p text:style-name="P39"/>
      <text:p text:style-name="P39"><text:s text:c="4"/>1 <text:s text:c="2"/>15 <text:s text:c="3"/>2 <text:s text:c="3"/>0</text:p>
      <text:p text:style-name="P39"/>
      <text:p text:style-name="P39">&gt;&gt; floor(a) % round down</text:p>
      <text:p text:style-name="P39">ans =</text:p>
      <text:p text:style-name="P39"/>
      <text:p text:style-name="P39"><text:s text:c="4"/>1 <text:s text:c="2"/>15 <text:s text:c="3"/>2 <text:s text:c="3"/>0</text:p>
      <text:p text:style-name="P39"/>
      <text:p text:style-name="P39">&gt;&gt; ceil(a) % round up[</text:p>
      <text:p text:style-name="P39">ans =</text:p>
      <text:p text:style-name="P39"/>
      <text:p text:style-name="P39"><text:s text:c="4"/>1 <text:s text:c="2"/>15 <text:s text:c="3"/>2 <text:s text:c="3"/>1</text:p>
      <text:p text:style-name="P39"/>
      <text:p text:style-name="P39">&gt;&gt; max(rand(3), rand(3)) % creates a matrix with the maximum values</text:p>
      <text:p text:style-name="P39">ans =</text:p>
      <text:p text:style-name="P39"/>
      <text:p text:style-name="P39"><text:s text:c="3"/>0.90863 <text:s text:c="2"/>0.75549 <text:s text:c="2"/>0.66083</text:p>
      <text:p text:style-name="P39"><text:s text:c="3"/>0.87518 <text:s text:c="2"/>0.54232 <text:s text:c="2"/>0.99309</text:p>
      <text:p text:style-name="P39"><text:s text:c="3"/>0.16555 <text:s text:c="2"/>0.47428 <text:s text:c="2"/>0.18909</text:p>
      <text:p text:style-name="P39"/>
      <text:p text:style-name="P39">&gt;&gt; A</text:p>
      <text:p text:style-name="P39">A =</text:p>
      <text:p text:style-name="P39"/>
      <text:p text:style-name="P39"><text:s text:c="3"/>8 <text:s text:c="2"/>1 <text:s text:c="2"/>6</text:p>
      <text:p text:style-name="P39"><text:s text:c="3"/>3 <text:s text:c="2"/>5 <text:s text:c="2"/>7</text:p>
      <text:p text:style-name="P39"><text:s text:c="3"/>4 <text:s text:c="2"/>9 <text:s text:c="2"/>2</text:p>
      <text:p text:style-name="P39"/>
      <text:p text:style-name="P39">&gt;&gt; max(A,[],1) % creates the column wise maximum</text:p>
      <text:p text:style-name="P39">ans =</text:p>
      <text:p text:style-name="P39"/>
      <text:p text:style-name="P39"><text:s text:c="3"/>8 <text:s text:c="2"/>9 <text:s text:c="2"/>7</text:p>
      <text:p text:style-name="P39"/>
      <text:p text:style-name="P39">&gt;&gt; max(A,[],2) % creates the row wise maximum</text:p>
      <text:p text:style-name="P39">ans =</text:p>
      <text:p text:style-name="P39"/>
      <text:p text:style-name="P39"><text:s text:c="3"/>8</text:p>
      <text:p text:style-name="P39"><text:s text:c="3"/>7</text:p>
      <text:p text:style-name="P39"><text:s text:c="3"/>9</text:p>
      <text:p text:style-name="P39"/>
      <text:p text:style-name="P39">&gt;&gt; max(A)</text:p>
      <text:p text:style-name="P39">ans =</text:p>
      <text:p text:style-name="P39"/>
      <text:p text:style-name="P39"><text:s text:c="3"/>8 <text:s text:c="2"/>9 <text:s text:c="2"/>7</text:p>
      <text:p text:style-name="P39"/>
      <text:p text:style-name="P39">&gt;&gt; max(max(A))</text:p>
      <text:p text:style-name="P39">ans = <text:s/>9</text:p>
      <text:p text:style-name="P39">&gt;&gt; max(A(:))</text:p>
      <text:p text:style-name="P39"><text:soft-page-break/>ans = <text:s/>9</text:p>
      <text:p text:style-name="P39">&gt;&gt; A = magic(9)</text:p>
      <text:p text:style-name="P39">A =</text:p>
      <text:p text:style-name="P39"/>
      <text:p text:style-name="P39"><text:s text:c="3"/>47 <text:s text:c="2"/>58 <text:s text:c="2"/>69 <text:s text:c="2"/>80 <text:s text:c="3"/>1 <text:s text:c="2"/>12 <text:s text:c="2"/>23 <text:s text:c="2"/>34 <text:s text:c="2"/>45</text:p>
      <text:p text:style-name="P39"><text:s text:c="3"/>57 <text:s text:c="2"/>68 <text:s text:c="2"/>79 <text:s text:c="3"/>9 <text:s text:c="2"/>11 <text:s text:c="2"/>22 <text:s text:c="2"/>33 <text:s text:c="2"/>44 <text:s text:c="2"/>46</text:p>
      <text:p text:style-name="P39"><text:s text:c="3"/>67 <text:s text:c="2"/>78 <text:s text:c="3"/>8 <text:s text:c="2"/>10 <text:s text:c="2"/>21 <text:s text:c="2"/>32 <text:s text:c="2"/>43 <text:s text:c="2"/>54 <text:s text:c="2"/>56</text:p>
      <text:p text:style-name="P39"><text:s text:c="3"/>77 <text:s text:c="3"/>7 <text:s text:c="2"/>18 <text:s text:c="2"/>20 <text:s text:c="2"/>31 <text:s text:c="2"/>42 <text:s text:c="2"/>53 <text:s text:c="2"/>55 <text:s text:c="2"/>66</text:p>
      <text:p text:style-name="P39"><text:s text:c="4"/>6 <text:s text:c="2"/>17 <text:s text:c="2"/>19 <text:s text:c="2"/>30 <text:s text:c="2"/>41 <text:s text:c="2"/>52 <text:s text:c="2"/>63 <text:s text:c="2"/>65 <text:s text:c="2"/>76</text:p>
      <text:p text:style-name="P39"><text:s text:c="3"/>16 <text:s text:c="2"/>27 <text:s text:c="2"/>29 <text:s text:c="2"/>40 <text:s text:c="2"/>51 <text:s text:c="2"/>62 <text:s text:c="2"/>64 <text:s text:c="2"/>75 <text:s text:c="3"/>5</text:p>
      <text:p text:style-name="P39"><text:s text:c="3"/>26 <text:s text:c="2"/>28 <text:s text:c="2"/>39 <text:s text:c="2"/>50 <text:s text:c="2"/>61 <text:s text:c="2"/>72 <text:s text:c="2"/>74 <text:s text:c="3"/>4 <text:s text:c="2"/>15</text:p>
      <text:p text:style-name="P39"><text:s text:c="3"/>36 <text:s text:c="2"/>38 <text:s text:c="2"/>49 <text:s text:c="2"/>60 <text:s text:c="2"/>71 <text:s text:c="2"/>73 <text:s text:c="3"/>3 <text:s text:c="2"/>14 <text:s text:c="2"/>25</text:p>
      <text:p text:style-name="P39"><text:s text:c="3"/>37 <text:s text:c="2"/>48 <text:s text:c="2"/>59 <text:s text:c="2"/>70 <text:s text:c="2"/>81 <text:s text:c="3"/>2 <text:s text:c="2"/>13 <text:s text:c="2"/>24 <text:s text:c="2"/>35</text:p>
      <text:p text:style-name="P39"/>
      <text:p text:style-name="P39">&gt;&gt; sum(A,1)</text:p>
      <text:p text:style-name="P39">ans =</text:p>
      <text:p text:style-name="P39"/>
      <text:p text:style-name="P39"><text:s text:c="3"/>369 <text:s text:c="2"/>369 <text:s text:c="2"/>369 <text:s text:c="2"/>369 <text:s text:c="2"/>369 <text:s text:c="2"/>369 <text:s text:c="2"/>369 <text:s text:c="2"/>369 <text:s text:c="2"/>369</text:p>
      <text:p text:style-name="P39"/>
      <text:p text:style-name="P39">&gt;&gt; sum(A,2)</text:p>
      <text:p text:style-name="P39">ans =</text:p>
      <text:p text:style-name="P39"/>
      <text:p text:style-name="P39"><text:s text:c="3"/>369</text:p>
      <text:p text:style-name="P39"><text:s text:c="3"/>369</text:p>
      <text:p text:style-name="P39"><text:s text:c="3"/>369</text:p>
      <text:p text:style-name="P39"><text:s text:c="3"/>369</text:p>
      <text:p text:style-name="P39"><text:s text:c="3"/>369</text:p>
      <text:p text:style-name="P39"><text:s text:c="3"/>369</text:p>
      <text:p text:style-name="P39"><text:s text:c="3"/>369</text:p>
      <text:p text:style-name="P39"><text:s text:c="3"/>369</text:p>
      <text:p text:style-name="P39"><text:s text:c="3"/>369</text:p>
      <text:p text:style-name="P39"/>
      <text:p text:style-name="P39">&gt;&gt; A .* eye(9)</text:p>
      <text:p text:style-name="P39">ans =</text:p>
      <text:p text:style-name="P39"/>
      <text:p text:style-name="P39"><text:s text:c="3"/>47 <text:s text:c="3"/>0 <text:s text:c="3"/>0 <text:s text:c="3"/>0 <text:s text:c="3"/>0 <text:s text:c="3"/>0 <text:s text:c="3"/>0 <text:s text:c="3"/>0 <text:s text:c="3"/>0</text:p>
      <text:p text:style-name="P39"><text:s text:c="4"/>0 <text:s text:c="2"/>68 <text:s text:c="3"/>0 <text:s text:c="3"/>0 <text:s text:c="3"/>0 <text:s text:c="3"/>0 <text:s text:c="3"/>0 <text:s text:c="3"/>0 <text:s text:c="3"/>0</text:p>
      <text:p text:style-name="P39"><text:s text:c="4"/>0 <text:s text:c="3"/>0 <text:s text:c="3"/>8 <text:s text:c="3"/>0 <text:s text:c="3"/>0 <text:s text:c="3"/>0 <text:s text:c="3"/>0 <text:s text:c="3"/>0 <text:s text:c="3"/>0</text:p>
      <text:p text:style-name="P39"><text:s text:c="4"/>0 <text:s text:c="3"/>0 <text:s text:c="3"/>0 <text:s text:c="2"/>20 <text:s text:c="3"/>0 <text:s text:c="3"/>0 <text:s text:c="3"/>0 <text:s text:c="3"/>0 <text:s text:c="3"/>0</text:p>
      <text:p text:style-name="P39"><text:s text:c="4"/>0 <text:s text:c="3"/>0 <text:s text:c="3"/>0 <text:s text:c="3"/>0 <text:s text:c="2"/>41 <text:s text:c="3"/>0 <text:s text:c="3"/>0 <text:s text:c="3"/>0 <text:s text:c="3"/>0</text:p>
      <text:p text:style-name="P39"><text:s text:c="4"/>0 <text:s text:c="3"/>0 <text:s text:c="3"/>0 <text:s text:c="3"/>0 <text:s text:c="3"/>0 <text:s text:c="2"/>62 <text:s text:c="3"/>0 <text:s text:c="3"/>0 <text:s text:c="3"/>0</text:p>
      <text:p text:style-name="P39"><text:s text:c="4"/>0 <text:s text:c="3"/>0 <text:s text:c="3"/>0 <text:s text:c="3"/>0 <text:s text:c="3"/>0 <text:s text:c="3"/>0 <text:s text:c="2"/>74 <text:s text:c="3"/>0 <text:s text:c="3"/>0</text:p>
      <text:p text:style-name="P39"><text:s text:c="4"/>0 <text:s text:c="3"/>0 <text:s text:c="3"/>0 <text:s text:c="3"/>0 <text:s text:c="3"/>0 <text:s text:c="3"/>0 <text:s text:c="3"/>0 <text:s text:c="2"/>14 <text:s text:c="3"/>0</text:p>
      <text:p text:style-name="P39"><text:s text:c="4"/>0 <text:s text:c="3"/>0 <text:s text:c="3"/>0 <text:s text:c="3"/>0 <text:s text:c="3"/>0 <text:s text:c="3"/>0 <text:s text:c="3"/>0 <text:s text:c="3"/>0 <text:s text:c="2"/>35</text:p>
      <text:p text:style-name="P39"/>
      <text:p text:style-name="P39">&gt;&gt; A = magic(3)</text:p>
      <text:p text:style-name="P39">A =</text:p>
      <text:p text:style-name="P39"/>
      <text:p text:style-name="P39"><text:s text:c="3"/>8 <text:s text:c="2"/>1 <text:s text:c="2"/>6</text:p>
      <text:p text:style-name="P39"><text:soft-page-break/><text:s text:c="3"/>3 <text:s text:c="2"/>5 <text:s text:c="2"/>7</text:p>
      <text:p text:style-name="P39"><text:s text:c="3"/>4 <text:s text:c="2"/>9 <text:s text:c="2"/>2</text:p>
      <text:p text:style-name="P39"/>
      <text:p text:style-name="P39">&gt;&gt; pinv(A) % inverse</text:p>
      <text:p text:style-name="P39">ans =</text:p>
      <text:p text:style-name="P39"/>
      <text:p text:style-name="P39"><text:s text:c="3"/>0.147222 <text:s/>-0.144444 <text:s text:c="2"/>0.063889</text:p>
      <text:p text:style-name="P39"><text:s text:c="2"/>-0.061111 <text:s text:c="2"/>0.022222 <text:s text:c="2"/>0.105556</text:p>
      <text:p text:style-name="P39"><text:s text:c="2"/>-0.019444 <text:s text:c="2"/>0.188889 <text:s/>-0.102778</text:p>
      <text:p text:style-name="P39"/>
      <text:p text:style-name="P39">&gt;&gt; temp = pinv(A)</text:p>
      <text:p text:style-name="P39">temp =</text:p>
      <text:p text:style-name="P39"/>
      <text:p text:style-name="P39"><text:s text:c="3"/>0.147222 <text:s/>-0.144444 <text:s text:c="2"/>0.063889</text:p>
      <text:p text:style-name="P39"><text:s text:c="2"/>-0.061111 <text:s text:c="2"/>0.022222 <text:s text:c="2"/>0.105556</text:p>
      <text:p text:style-name="P39"><text:s text:c="2"/>-0.019444 <text:s text:c="2"/>0.188889 <text:s/>-0.102778</text:p>
      <text:p text:style-name="P39"/>
      <text:p text:style-name="P39">&gt;&gt; temp * A</text:p>
      <text:p text:style-name="P39">ans =</text:p>
      <text:p text:style-name="P39"/>
      <text:p text:style-name="P39"><text:s text:c="3"/>1.00000 <text:s text:c="2"/>0.00000 <text:s/>-0.00000</text:p>
      <text:p text:style-name="P39"><text:s text:c="2"/>-0.00000 <text:s text:c="2"/>1.00000 <text:s text:c="2"/>0.00000</text:p>
      <text:p text:style-name="P39"><text:s text:c="3"/>0.00000 <text:s text:c="2"/>0.00000 <text:s text:c="2"/>1.00000</text:p>
      <text:p text:style-name="P39"/>
      <text:p text:style-name="P39">&gt;&gt;</text:p>
      <text:p text:style-name="P39"></text:p>
      <text:p text:style-name="P39"/>
      <text:p text:style-name="P39"/>
      <text:p text:style-name="P75">Plotting Data</text:p>
      <text:p text:style-name="P39"/>
      <text:p text:style-name="P40">&gt;&gt; t = [0:0.01:0.98];</text:p>
      <text:p text:style-name="P40">&gt;&gt; y1 = sin(2*pi*4*t);</text:p>
      <text:p text:style-name="P40">&gt;&gt; plot(t,y1);</text:p>
      <text:p text:style-name="P40">&gt;&gt; y2 = cos(2*pi*4*t);</text:p>
      <text:p text:style-name="P40">&gt;&gt; plot(t,y2);</text:p>
      <text:p text:style-name="P40">&gt;&gt; plot(t,y1);</text:p>
      <text:p text:style-name="P40">&gt;&gt; hold on;</text:p>
      <text:p text:style-name="P40">&gt;&gt; plot(t,y2,'r');</text:p>
      <text:p text:style-name="P40">&gt;&gt; plot(t,y1);</text:p>
      <text:p text:style-name="P40">&gt;&gt; hold on;</text:p>
      <text:p text:style-name="P40">&gt;&gt; plot(t,y2,'r');</text:p>
      <text:p text:style-name="P40">&gt;&gt; xlabel('time');</text:p>
      <text:p text:style-name="P40">&gt;&gt; ylabel('value');</text:p>
      <text:p text:style-name="P40">&gt;&gt; legend('sin','cos');</text:p>
      <text:p text:style-name="P40">&gt;&gt; title('myplot');</text:p>
      <text:p text:style-name="P40">&gt;&gt; cd 'C:\'; print -dpng 'plot.png';</text:p>
      <text:p text:style-name="P40">&gt;&gt; close</text:p>
      <text:p text:style-name="P40">&gt;&gt; figure(1); plot(t,y1);</text:p>
      <text:p text:style-name="P40">&gt;&gt; figure(2); plot(t,y2);</text:p>
      <text:p text:style-name="P40">&gt;&gt; close</text:p>
      <text:p text:style-name="P40">&gt;&gt; close</text:p>
      <text:p text:style-name="P40">&gt;&gt; subplot(1,2,1); % Divides plot a 1x2 grid, access the first element</text:p>
      <text:p text:style-name="P40">&gt;&gt; plot(t,y1)</text:p>
      <text:p text:style-name="P40">&gt;&gt; subplot(1,2,2);</text:p>
      <text:p text:style-name="P40">&gt;&gt; plot(t,y2)</text:p>
      <text:p text:style-name="P40">&gt;&gt; axis([0.5 1 -1 1])</text:p>
      <text:p text:style-name="P40">&gt;&gt; clf; % clear figura</text:p>
      <text:p text:style-name="P40">&gt;&gt; A = magic(5)</text:p>
      <text:p text:style-name="P40">A =</text:p>
      <text:p text:style-name="P40"/>
      <text:p text:style-name="P40"><text:s text:c="3"/>17 <text:s text:c="2"/>24 <text:s text:c="3"/>1 <text:s text:c="3"/>8 <text:s text:c="2"/>15</text:p>
      <text:p text:style-name="P40"><text:s text:c="3"/>23 <text:s text:c="3"/>5 <text:s text:c="3"/>7 <text:s text:c="2"/>14 <text:s text:c="2"/>16</text:p>
      <text:p text:style-name="P40"><text:s text:c="4"/>4 <text:s text:c="3"/>6 <text:s text:c="2"/>13 <text:s text:c="2"/>20 <text:s text:c="2"/>22</text:p>
      <text:p text:style-name="P40"><text:s text:c="3"/>10 <text:s text:c="2"/>12 <text:s text:c="2"/>19 <text:s text:c="2"/>21 <text:s text:c="3"/>3</text:p>
      <text:p text:style-name="P40"><text:s text:c="3"/>11 <text:s text:c="2"/>18 <text:s text:c="2"/>25 <text:s text:c="3"/>2 <text:s text:c="3"/>9</text:p>
      <text:p text:style-name="P40"/>
      <text:p text:style-name="P40">&gt;&gt; imagesc(A);</text:p>
      <text:p text:style-name="P40">&gt;&gt; imagesc(A), colorbar, colormap gray;</text:p>
      <text:p text:style-name="P40">&gt;&gt; imagesc(magic(15)), colorbar, colormap gray;</text:p>
      <text:p text:style-name="P40"/>
      <text:p text:style-name="P77">Heute ist Mittworch, 20 April 2016</text:p>
      <text:p text:style-name="P54"/>
      <text:p text:style-name="P55">CONTROL STATEMENTS; FOR, WHILE, IF STATEMENT</text:p>
      <text:p text:style-name="P55"><draw:line text:anchor-type="paragraph" draw:z-index="9" draw:style-name="gr1" draw:text-style-name="P79" svg:x1="-0.586cm" svg:y1="0.134cm" svg:x2="19.496cm" svg:y2="0.134cm"><text:p/></draw:line></text:p>
      <text:p text:style-name="P41"/>
      <text:p text:style-name="P51">% <text:span text:style-name="T32">returns only one value</text:span></text:p>
      <text:p text:style-name="P56">function y = squareThisNumber(x)</text:p>
      <text:p text:style-name="P56"><text:tab/>y = x^2;</text:p>
      <text:p text:style-name="P56"/>
      <text:p text:style-name="P57">% <text:span text:style-name="T32">y = </text:span>squareThisNumber<text:span text:style-name="T32">(5)</text:span></text:p>
      <text:p text:style-name="P56"/>
      <text:p text:style-name="P56">% <text:span text:style-name="T32">returns 2 values</text:span></text:p>
      <text:p text:style-name="P59">function [y1,y2] = squareAndCubeThisNumber(x)</text:p>
      <text:p text:style-name="P59"><text:tab/>y1 = x^2;</text:p>
      <text:p text:style-name="P59"><text:tab/>y2 = x^3;</text:p>
      <text:p text:style-name="P59"/>
      <text:p text:style-name="P59">%[a,b] = quareAndCubeThisNumber(5)</text:p>
      <text:p text:style-name="P59"/>
      <text:p text:style-name="P41">%<text:span text:style-name="T31">Octave search path</text:span></text:p>
      <text:p text:style-name="P58">addpath('PATH');</text:p>
      <text:p text:style-name="P41"/>
      <text:p text:style-name="P65">&gt;&gt; v=zeros(10,1</text:p>
      <text:p text:style-name="P65">);</text:p>
      <text:p text:style-name="P65">&gt;&gt; v</text:p>
      <text:p text:style-name="P65">v =</text:p>
      <text:p text:style-name="P65"/>
      <text:p text:style-name="P65"><text:s text:c="3"/>0</text:p>
      <text:p text:style-name="P65"><text:s text:c="3"/>0</text:p>
      <text:p text:style-name="P65"><text:s text:c="3"/>0</text:p>
      <text:p text:style-name="P65"><text:s text:c="3"/>0</text:p>
      <text:p text:style-name="P65"><text:s text:c="3"/>0</text:p>
      <text:p text:style-name="P65"><text:s text:c="3"/>0</text:p>
      <text:p text:style-name="P65"><text:s text:c="3"/>0</text:p>
      <text:p text:style-name="P65"><text:s text:c="3"/>0</text:p>
      <text:p text:style-name="P65"><text:s text:c="3"/>0</text:p>
      <text:p text:style-name="P65"><text:s text:c="3"/>0</text:p>
      <text:p text:style-name="P65"/>
      <text:p text:style-name="P65">&gt;&gt; for i=1:10,</text:p>
      <text:p text:style-name="P65">v(i) = 2^i;</text:p>
      <text:p text:style-name="P65">end;</text:p>
      <text:p text:style-name="P65">&gt;&gt; v</text:p>
      <text:p text:style-name="P65">v =</text:p>
      <text:p text:style-name="P65"/>
      <text:p text:style-name="P65"><text:s text:c="6"/>2</text:p>
      <text:p text:style-name="P65"><text:s text:c="6"/>4</text:p>
      <text:p text:style-name="P65"><text:s text:c="6"/>8</text:p>
      <text:p text:style-name="P65"><text:s text:c="5"/>16</text:p>
      <text:p text:style-name="P65"><text:s text:c="5"/>32</text:p>
      <text:p text:style-name="P65"><text:soft-page-break/><text:s text:c="5"/>64</text:p>
      <text:p text:style-name="P65"><text:s text:c="4"/>128</text:p>
      <text:p text:style-name="P65"><text:s text:c="4"/>256</text:p>
      <text:p text:style-name="P65"><text:s text:c="4"/>512</text:p>
      <text:p text:style-name="P65"><text:s text:c="3"/>1024</text:p>
      <text:p text:style-name="P65"/>
      <text:p text:style-name="P65">&gt;&gt; indices=1:10</text:p>
      <text:p text:style-name="P65">indices =</text:p>
      <text:p text:style-name="P65"/>
      <text:p text:style-name="P65"><text:s text:c="4"/>1 <text:s text:c="3"/>2 <text:s text:c="3"/>3 <text:s text:c="3"/>4 <text:s text:c="3"/>5 <text:s text:c="3"/>6 <text:s text:c="3"/>7 <text:s text:c="3"/>8 <text:s text:c="3"/>9 <text:s text:c="2"/>10</text:p>
      <text:p text:style-name="P65"/>
      <text:p text:style-name="P65">&gt;&gt; for i=indices,</text:p>
      <text:p text:style-name="P65">disp(i);</text:p>
      <text:p text:style-name="P65">end;</text:p>
      <text:p text:style-name="P65"><text:s/>1</text:p>
      <text:p text:style-name="P65"><text:s/>2</text:p>
      <text:p text:style-name="P65"><text:s/>3</text:p>
      <text:p text:style-name="P65"><text:s/>4</text:p>
      <text:p text:style-name="P65"><text:s/>5</text:p>
      <text:p text:style-name="P65"><text:s/>6</text:p>
      <text:p text:style-name="P65"><text:s/>7</text:p>
      <text:p text:style-name="P65"><text:s/>8</text:p>
      <text:p text:style-name="P65"><text:s/>9</text:p>
      <text:p text:style-name="P65"><text:s/>10</text:p>
      <text:p text:style-name="P65">&gt;&gt; i=1;</text:p>
      <text:p text:style-name="P65">&gt;&gt; while i&lt;=5,</text:p>
      <text:p text:style-name="P65">v(i)=100;</text:p>
      <text:p text:style-name="P65">i=i+1;</text:p>
      <text:p text:style-name="P65">end;</text:p>
      <text:p text:style-name="P65">&gt;&gt; v</text:p>
      <text:p text:style-name="P65">v =</text:p>
      <text:p text:style-name="P65"/>
      <text:p text:style-name="P65"><text:s text:c="4"/>100</text:p>
      <text:p text:style-name="P65"><text:s text:c="4"/>100</text:p>
      <text:p text:style-name="P65"><text:s text:c="4"/>100</text:p>
      <text:p text:style-name="P65"><text:s text:c="4"/>100</text:p>
      <text:p text:style-name="P65"><text:s text:c="4"/>100</text:p>
      <text:p text:style-name="P65"><text:s text:c="5"/>64</text:p>
      <text:p text:style-name="P65"><text:s text:c="4"/>128</text:p>
      <text:p text:style-name="P65"><text:s text:c="4"/>256</text:p>
      <text:p text:style-name="P65"><text:s text:c="4"/>512</text:p>
      <text:p text:style-name="P65"><text:s text:c="3"/>1024</text:p>
      <text:p text:style-name="P65"/>
      <text:p text:style-name="P65">&gt;&gt; i=1;</text:p>
      <text:p text:style-name="P65">&gt;&gt; while true,</text:p>
      <text:p text:style-name="P65"><text:s text:c="4"/>v(i)=999;</text:p>
      <text:p text:style-name="P65"><text:s text:c="4"/>i = i+1;</text:p>
      <text:p text:style-name="P65"><text:s text:c="4"/>if i == 6,</text:p>
      <text:p text:style-name="P65"><text:s text:c="8"/>break;</text:p>
      <text:p text:style-name="P65"><text:soft-page-break/><text:s text:c="4"/>end;</text:p>
      <text:p text:style-name="P65">end;</text:p>
      <text:p text:style-name="P65">&gt;&gt; v</text:p>
      <text:p text:style-name="P65">v =</text:p>
      <text:p text:style-name="P65"/>
      <text:p text:style-name="P65"><text:s text:c="4"/>999</text:p>
      <text:p text:style-name="P65"><text:s text:c="4"/>999</text:p>
      <text:p text:style-name="P65"><text:s text:c="4"/>999</text:p>
      <text:p text:style-name="P65"><text:s text:c="4"/>999</text:p>
      <text:p text:style-name="P65"><text:s text:c="4"/>999</text:p>
      <text:p text:style-name="P65"><text:s text:c="5"/>64</text:p>
      <text:p text:style-name="P65"><text:s text:c="4"/>128</text:p>
      <text:p text:style-name="P65"><text:s text:c="4"/>256</text:p>
      <text:p text:style-name="P65"><text:s text:c="4"/>512</text:p>
      <text:p text:style-name="P65"><text:s text:c="3"/>1024</text:p>
      <text:p text:style-name="P65"/>
      <text:p text:style-name="P65">&gt;&gt; v(1)=2;</text:p>
      <text:p text:style-name="P65">&gt;&gt; if v(1)==1,</text:p>
      <text:p text:style-name="P65"><text:s text:c="4"/>disp('the value is one');</text:p>
      <text:p text:style-name="P65">elseif v(1) == 2,</text:p>
      <text:p text:style-name="P65"><text:s text:c="4"/>disp('the value is two');</text:p>
      <text:p text:style-name="P65">else</text:p>
      <text:p text:style-name="P65"><text:s text:c="4"/>disp('the value is either');</text:p>
      <text:p text:style-name="P65">end;</text:p>
      <text:p text:style-name="P65">the value is two</text:p>
      <text:p text:style-name="P41"/>
      <text:p text:style-name="P41"/>
      <text:p text:style-name="P62">Cost Function Example:</text:p>
      <text:p text:style-name="P60"/>
      <text:p text:style-name="P60">X = [1 1; 1 2; 1 3];</text:p>
      <text:p text:style-name="P60">y = [1;2;3];</text:p>
      <text:p text:style-name="P60">theta = [0;1];</text:p>
      <text:p text:style-name="P60"/>
      <text:p text:style-name="P60">function J = costFunctionJ(X, y, theta)</text:p>
      <text:p text:style-name="P60"/>
      <text:p text:style-name="P60">%X is the “design matrix” containing our training examples</text:p>
      <text:p text:style-name="P60">%y is the class labels</text:p>
      <text:p text:style-name="P60"/>
      <text:p text:style-name="P60">m=size(X,1);<text:tab/><text:tab/><text:tab/><text:tab/>%number of training examples</text:p>
      <text:p text:style-name="P60">predictions = X*theta<text:tab/><text:tab/><text:tab/>%predictions of hypothesis on all m examples</text:p>
      <text:p text:style-name="P60">sqrErrors = (predictions – y) .^2;<text:tab/>%squared errors</text:p>
      <text:p text:style-name="P60"/>
      <text:p text:style-name="P60">J = 1/(2*m) * sum(sqrErrors);<text:tab/></text:p>
      <text:p text:style-name="P60"/>
      <text:p text:style-name="P61">j = <text:span text:style-name="T33">costFunctionJ(X, y, theta); →</text:span> j = 0;</text:p>
      <text:p text:style-name="P61">theta = [0;0];</text:p>
      <text:p text:style-name="P61">j = <text:span text:style-name="T33">costFunctionJ(X, y, theta); →</text:span> j = 2.3333; % (1^2 + 2^2 + 3^2)/2*3</text:p>
      <text:p text:style-name="P76">VECTORIZATION</text:p>
      <text:p text:style-name="P46"><draw:line text:anchor-type="paragraph" draw:z-index="10" draw:style-name="gr1" draw:text-style-name="P79" svg:x1="-0.586cm" svg:y1="0.134cm" svg:x2="19.496cm" svg:y2="0.134cm"><text:p/></draw:line></text:p>
      <text:p text:style-name="P46"/>
      <text:p text:style-name="P46"><draw:frame draw:style-name="fr1" draw:name="Objeto1" text:anchor-type="as-char" svg:y="-0.686cm" svg:width="2.598cm" svg:height="1.194cm" draw:z-index="11"><draw:object xlink:href="./Object 1" xlink:type="simple" xlink:show="embed" xlink:actuate="onLoad"/><draw:image xlink:href="./ObjectReplacements/Object 1" xlink:type="simple" xlink:show="embed" xlink:actuate="onLoad"/><svg:desc>fórmula</svg:desc></draw:frame>→<text:span text:style-name="T34"> </text:span><text:span text:style-name="T36">Prediction</text:span></text:p>
      <text:p text:style-name="P46"><draw:frame draw:style-name="fr1" draw:name="Objeto2" text:anchor-type="as-char" svg:y="-0.437cm" svg:width="1.991cm" svg:height="0.545cm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6"/>
      <text:p text:style-name="P46"><draw:frame draw:style-name="fr1" draw:name="Objeto3" text:anchor-type="as-char" svg:y="-0.877cm" svg:width="1.487cm" svg:height="1.639cm" draw:z-index="13"><draw:object xlink:href="./Object 3" xlink:type="simple" xlink:show="embed" xlink:actuate="onLoad"/><draw:image xlink:href="./ObjectReplacements/Object 3" xlink:type="simple" xlink:show="embed" xlink:actuate="onLoad"/><svg:desc>fórmula</svg:desc></draw:frame><draw:frame draw:style-name="fr1" draw:name="Objeto4" text:anchor-type="as-char" svg:y="-1.032cm" svg:width="1.699cm" svg:height="1.879cm" draw:z-index="1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6"/>
      <text:p text:style-name="P63">Unvectorized implementation</text:p>
      <text:p text:style-name="P46"/>
      <text:p text:style-name="P66">prediction = 0.0;</text:p>
      <text:p text:style-name="P66">for j = 1:n+1, % <text:span text:style-name="T37">starts from one because MATLAB matrix starts on 1</text:span></text:p>
      <text:p text:style-name="P66"><text:tab/>prediction = prediction + theta(j) * x(j);</text:p>
      <text:p text:style-name="P66">end;</text:p>
      <text:p text:style-name="P46"/>
      <text:p text:style-name="P64">Vectorized implementation</text:p>
      <text:p text:style-name="P47"/>
      <text:p text:style-name="P73"><text:span text:style-name="T20">prediction = </text:span><text:span text:style-name="T40">θ</text:span><text:span text:style-name="T41">'*X;</text:span></text:p>
      <text:p text:style-name="P47"/>
      <text:p text:style-name="P48">Gradient descent</text:p>
      <text:p text:style-name="P48"/>
      <text:p text:style-name="P48"><draw:frame draw:style-name="fr1" draw:name="Objeto5" text:anchor-type="as-char" svg:y="-0.686cm" svg:width="5.6cm" svg:height="1.194cm" draw:z-index="15"><draw:object xlink:href="./Object 5" xlink:type="simple" xlink:show="embed" xlink:actuate="onLoad"/><draw:image xlink:href="./ObjectReplacements/Object 5" xlink:type="simple" xlink:show="embed" xlink:actuate="onLoad"/><svg:desc>fórmula</svg:desc></draw:frame> <text:span text:style-name="T35">for all j</text:span></text:p>
      <text:p text:style-name="P48"><text:span text:style-name="T35"/></text:p>
      <text:p text:style-name="P74"><text:span text:style-name="T21">θ </text:span><text:span text:style-name="T22">= θ-</text:span><text:span text:style-name="T23">α</text:span><text:span text:style-name="T22">*</text:span><text:span text:style-name="T23">δ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1:19:18.881502954</meta:creation-date>
    <dc:date>2016-04-20T11:06:17.930000000</dc:date>
    <meta:editing-duration>PT7H37M5S</meta:editing-duration>
    <meta:editing-cycles>42</meta:editing-cycles>
    <meta:generator>LibreOffice/5.0.4.2$Windows_x86 LibreOffice_project/2b9802c1994aa0b7dc6079e128979269cf95bc78</meta:generator>
    <meta:document-statistic meta:table-count="1" meta:image-count="0" meta:object-count="5" meta:page-count="21" meta:paragraph-count="702" meta:word-count="2628" meta:character-count="13402" meta:non-whitespace-character-count="9385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θ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sub>
              <mi>θ</mi>
              <mi>j</mi>
            </msub>
            <msub>
              <mi>x</mi>
              <mi>j</mi>
            </msub>
          </mrow>
        </mrow>
      </mrow>
    </mrow>
    <annotation encoding="StarMath 5.0">h ( θ ) = sum from { { j = 0 } } to { n } { θ_j x_j}
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θ</mi>
          </mrow>
          <mo fence="true" stretchy="false">)</mo>
        </mrow>
        <mo stretchy="false">=</mo>
        <msup>
          <mi>θ</mi>
          <mi>T</mi>
        </msup>
      </mrow>
      <mi>x</mi>
    </mrow>
    <annotation encoding="StarMath 5.0">h ( θ ) = θ^T x
</annotation>
  </semantics>
</math>
</file>

<file path=Object 3/content.xml><?xml version="1.0" encoding="utf-8"?>
<math xmlns="http://www.w3.org/1998/Math/MathML" display="block">
  <semantics>
    <mrow>
      <mi mathvariant="normal">θ</mi>
      <mo stretchy="false">=</mo>
      <mrow>
        <mo fence="true" stretchy="true">[</mo>
        <mrow>
          <mtable>
            <mtr>
              <mtd>
                <msub>
                  <mi mathvariant="normal">θ</mi>
                  <mn>0</mn>
                </msub>
              </mtd>
            </mtr>
            <mtr>
              <mtd>
                <msub>
                  <mi mathvariant="normal">θ</mi>
                  <mn>1</mn>
                </msub>
              </mtd>
            </mtr>
            <mtr>
              <mtd>
                <msub>
                  <mi mathvariant="normal">θ</mi>
                  <mn>2</mn>
                </msub>
              </mtd>
            </mtr>
          </mtable>
        </mrow>
        <mo fence="true" stretchy="true">]</mo>
      </mrow>
    </mrow>
    <annotation encoding="StarMath 5.0">%theta = left[matrix{ %theta_0##%theta_1##%theta_2 }right]</annotation>
  </semantics>
</math>
</file>

<file path=Object 4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0</mn>
                </msub>
              </mtd>
            </mtr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</mtable>
        </mrow>
        <mo fence="true" stretchy="true">]</mo>
      </mrow>
    </mrow>
    <annotation encoding="StarMath 5.0">X = left[matrix{ X_0##X_1##X_2 }right]</annotation>
  </semantics>
</math>
</file>

<file path=Object 5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i mathvariant="normal">α</mi>
        </mrow>
      </mrow>
      <mfrac>
        <mn>1</mn>
        <mi>m</mi>
      </mfrac>
      <mrow>
        <munderover>
          <mo stretchy="false">∑</mo>
          <mrow>
            <mi>i</mi>
            <mo stretchy="false">=</mo>
            <mn>0</mn>
          </mrow>
          <mi>m</mi>
        </munderover>
        <mrow>
          <mrow>
            <mo fence="true" stretchy="false">(</mo>
            <mrow>
              <mrow>
                <msub>
                  <mi>h</mi>
                  <mi mathvariant="normal">θ</mi>
                </msub>
                <mrow>
                  <mrow>
                    <mo fence="true" stretchy="false">(</mo>
                    <mrow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sub>
            <mi>x</mi>
            <mi>j</mi>
          </msub>
        </mrow>
      </mrow>
    </mrow>
    <annotation encoding="StarMath 5.0">θ_j := θ_j - %alpha 1 over m sum from { { i = 0 } } to { m } { ( h_%theta( x^(i) ) - y^(i) ) x_j }</annotation>
  </semantics>
</math>
</file>